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adornments="Regular" style:font-family-generic="roman" style:font-pitch="variable" style:font-charset="x-symbol"/>
  </office:font-face-decls>
  <office:automatic-styles>
    <style:style style:name="Table1" style:family="table">
      <style:table-properties style:width="7.3007in" fo:margin-left="0.1625in" fo:margin-top="0in" fo:margin-bottom="0in" table:align="left"/>
    </style:style>
    <style:style style:name="Table1.A" style:family="table-column">
      <style:table-column-properties style:column-width="7.3007in"/>
    </style:style>
    <style:style style:name="Table1.1" style:family="table-row">
      <style:table-row-properties style:min-row-height="0.1319in" fo:keep-together="auto"/>
    </style:style>
    <style:style style:name="Table1.A1" style:family="table-cell">
      <style:table-cell-properties style:vertical-align="" fo:background-color="#eeece1" fo:padding-left="0.0069in" fo:padding-right="0.0069in" fo:padding-top="0in" fo:padding-bottom="0in" fo:border-left="1pt solid #000000" fo:border-right="1pt solid #000000" fo:border-top="1pt solid #000000" fo:border-bottom="none">
        <style:background-image/>
      </style:table-cell-properties>
    </style:style>
    <style:style style:name="Table1.2" style:family="table-row">
      <style:table-row-properties style:min-row-height="0.1208in" fo:keep-together="auto"/>
    </style:style>
    <style:style style:name="Table1.A2" style:family="table-cell">
      <style:table-cell-properties style:vertical-align="" fo:background-color="#ddd9c3" fo:padding-left="0.0069in" fo:padding-right="0.0069in" fo:padding-top="0in" fo:padding-bottom="0in" fo:border-left="1pt solid #000000" fo:border-right="1pt solid #000000" fo:border-top="none" fo:border-bottom="none">
        <style:background-image/>
      </style:table-cell-properties>
    </style:style>
    <style:style style:name="Table1.3" style:family="table-row">
      <style:table-row-properties style:min-row-height="2.2431in" fo:keep-together="auto"/>
    </style:style>
    <style:style style:name="Table1.A3" style:family="table-cell">
      <style:table-cell-properties style:vertical-align="" fo:padding-left="0.0069in" fo:padding-right="0.0069in" fo:padding-top="0in" fo:padding-bottom="0in" fo:border-left="1pt solid #000000" fo:border-right="1pt solid #000000" fo:border-top="none" fo:border-bottom="1pt solid #000000"/>
    </style:style>
    <style:style style:name="P1" style:family="paragraph" style:parent-style-name="Frame_20_contents">
      <style:paragraph-properties fo:margin-left="0in" fo:margin-right="0in" style:line-height-at-least="2.722in" fo:text-align="start" style:justify-single-word="false" fo:orphans="2" fo:widows="2" fo:text-indent="0in" style:auto-text-indent="false" style:vertical-align="auto"/>
    </style:style>
    <style:style style:name="P2" style:family="paragraph" style:parent-style-name="Frame_20_contents">
      <style:paragraph-properties fo:margin-left="0in" fo:margin-right="0in" fo:text-align="start" style:justify-single-word="false" fo:orphans="0" fo:widows="0" fo:text-indent="0in" style:auto-text-indent="false" style:vertical-align="auto"/>
    </style:style>
    <style:style style:name="P3" style:family="paragraph" style:parent-style-name="Frame_20_contents">
      <style:paragraph-properties fo:margin-left="0in" fo:margin-right="0in" style:line-height-at-least="3.7362in" fo:text-align="start" style:justify-single-word="false" fo:orphans="2" fo:widows="2" fo:text-indent="0in" style:auto-text-indent="false" style:vertical-align="auto"/>
    </style:style>
    <style:style style:name="P4" style:family="paragraph" style:parent-style-name="Frame_20_contents">
      <style:paragraph-properties fo:margin-left="0in" fo:margin-right="0in" style:line-height-at-least="3.1807in" fo:text-align="start" style:justify-single-word="false" fo:orphans="2" fo:widows="2" fo:text-indent="0in" style:auto-text-indent="false" style:vertical-align="auto"/>
    </style:style>
    <style:style style:name="P5" style:family="paragraph" style:parent-style-name="Frame_20_contents">
      <style:paragraph-properties fo:margin-left="0in" fo:margin-right="0in" style:line-height-at-least="2.6807in" fo:text-align="start" style:justify-single-word="false" fo:orphans="2" fo:widows="2" fo:text-indent="0in" style:auto-text-indent="false" style:vertical-align="auto"/>
    </style:style>
    <style:style style:name="P6" style:family="paragraph" style:parent-style-name="Standard" style:master-page-name="Standard">
      <style:paragraph-properties fo:margin-left="0.0693in" fo:margin-right="0in" fo:margin-top="0.0555in" fo:margin-bottom="0in" style:contextual-spacing="false" fo:line-height="100%" fo:text-indent="0in" style:auto-text-indent="false" style:page-number="auto">
        <style:tab-stops>
          <style:tab-stop style:position="5.6728in"/>
        </style:tab-stops>
      </style:paragraph-properties>
    </style:style>
    <style:style style:name="P7" style:family="paragraph" style:parent-style-name="Standard" style:list-style-name="WWNum1">
      <style:paragraph-properties fo:margin-left="0.2382in" fo:margin-right="0in" fo:margin-top="0.1575in" fo:margin-bottom="0in" style:contextual-spacing="false" fo:line-height="100%" fo:text-align="justify" style:justify-single-word="false" fo:text-indent="-0.1689in" style:auto-text-indent="false">
        <style:tab-stops>
          <style:tab-stop style:position="0.2382in"/>
        </style:tab-stops>
      </style:paragraph-properties>
    </style:style>
    <style:style style:name="P8" style:family="paragraph" style:parent-style-name="Standard" style:list-style-name="WWNum1">
      <style:paragraph-properties fo:margin-left="0.2382in" fo:margin-right="0in" fo:margin-top="0.1571in" fo:margin-bottom="0in" style:contextual-spacing="false" fo:line-height="100%" fo:text-align="justify" style:justify-single-word="false" fo:text-indent="-0.1689in" style:auto-text-indent="false">
        <style:tab-stops>
          <style:tab-stop style:position="0.2382in"/>
        </style:tab-stops>
      </style:paragraph-properties>
    </style:style>
    <style:style style:name="P9" style:family="paragraph" style:parent-style-name="Standard" style:list-style-name="WWNum1" style:master-page-name="Converted9">
      <style:paragraph-properties fo:margin-left="0.2382in" fo:margin-right="0in" fo:margin-top="0.0555in" fo:margin-bottom="0in" style:contextual-spacing="false" fo:line-height="100%" fo:text-align="justify" style:justify-single-word="false" fo:text-indent="-0.1689in" style:auto-text-indent="false" style:page-number="auto">
        <style:tab-stops>
          <style:tab-stop style:position="0.2382in"/>
        </style:tab-stops>
      </style:paragraph-properties>
    </style:style>
    <style:style style:name="P10" style:family="paragraph" style:parent-style-name="Standard">
      <style:paragraph-properties fo:margin-left="0.0693in" fo:margin-right="0in" fo:margin-top="0.1591in" fo:margin-bottom="0in" style:contextual-spacing="false" fo:line-height="100%" fo:text-align="justify" style:justify-single-word="false" fo:text-indent="0in" style:auto-text-indent="false"/>
    </style:style>
    <style:style style:name="P11" style:family="paragraph" style:parent-style-name="Standard" style:list-style-name="WWNum2">
      <style:paragraph-properties fo:margin-left="0.2811in" fo:margin-right="0in" fo:margin-top="0.1583in" fo:margin-bottom="0in" style:contextual-spacing="false" fo:line-height="100%" fo:text-align="justify" style:justify-single-word="false" fo:text-indent="-0.2118in" style:auto-text-indent="false">
        <style:tab-stops>
          <style:tab-stop style:position="0.2811in"/>
        </style:tab-stops>
      </style:paragraph-properties>
    </style:style>
    <style:style style:name="P12" style:family="paragraph" style:parent-style-name="Standard">
      <style:paragraph-properties fo:margin-left="0.0693in" fo:margin-right="0in" fo:margin-top="0.0291in" fo:margin-bottom="0in" style:contextual-spacing="false" fo:line-height="100%" fo:text-indent="0in" style:auto-text-indent="false" fo:break-before="column"/>
    </style:style>
    <style:style style:name="P13" style:family="paragraph" style:parent-style-name="Standard">
      <style:paragraph-properties fo:margin-left="0.0693in" fo:margin-right="0in" fo:margin-top="0.0071in" fo:margin-bottom="0in" style:contextual-spacing="false" fo:line-height="100%" fo:text-indent="0in" style:auto-text-indent="false" fo:break-before="column"/>
    </style:style>
    <style:style style:name="P14" style:family="paragraph" style:parent-style-name="Standard">
      <style:paragraph-properties fo:margin-left="0.0693in" fo:margin-right="0in" fo:margin-top="0.0055in" fo:margin-bottom="0in" style:contextual-spacing="false" fo:line-height="100%" fo:text-indent="0in" style:auto-text-indent="false"/>
    </style:style>
    <style:style style:name="P15" style:family="paragraph" style:parent-style-name="Standard">
      <style:paragraph-properties fo:margin-left="0.0693in" fo:margin-right="0in" fo:margin-top="0.0047in" fo:margin-bottom="0in" style:contextual-spacing="false" fo:line-height="100%" fo:text-indent="0in" style:auto-text-indent="false"/>
    </style:style>
    <style:style style:name="P16" style:family="paragraph" style:parent-style-name="Standard" style:list-style-name="WWNum1">
      <style:paragraph-properties fo:margin-left="0.5689in" fo:margin-right="0in" fo:margin-top="0.0008in" fo:margin-bottom="0in" style:contextual-spacing="false" fo:line-height="100%" fo:text-indent="-0.2492in" style:auto-text-indent="false">
        <style:tab-stops>
          <style:tab-stop style:position="0.5689in"/>
        </style:tab-stops>
      </style:paragraph-properties>
    </style:style>
    <style:style style:name="P17" style:family="paragraph" style:parent-style-name="Standard" style:master-page-name="Converted3">
      <style:paragraph-properties fo:margin-left="0.0709in" fo:margin-right="0in" fo:line-height="100%" fo:text-indent="0in" style:auto-text-indent="false" style:page-number="auto"/>
    </style:style>
    <style:style style:name="P18" style:family="paragraph" style:parent-style-name="Standard">
      <style:paragraph-properties fo:margin-left="0.0354in" fo:margin-right="0in" fo:line-height="100%" fo:text-indent="0in" style:auto-text-indent="false"/>
    </style:style>
    <style:style style:name="P19" style:family="paragraph" style:parent-style-name="Standard">
      <style:paragraph-properties fo:margin-left="0.0484in" fo:margin-right="-0.0402in" fo:line-height="100%" fo:text-indent="0in" style:auto-text-indent="false"/>
    </style:style>
    <style:style style:name="P20" style:family="paragraph" style:parent-style-name="Standard">
      <style:paragraph-properties fo:margin-left="0.0709in" fo:margin-right="-0.0807in" fo:line-height="100%" fo:text-indent="0in" style:auto-text-indent="false"/>
    </style:style>
    <style:style style:name="P21" style:family="paragraph" style:parent-style-name="Standard" style:list-style-name="WWNum1">
      <style:paragraph-properties fo:margin-left="0.2382in" fo:margin-right="0in" fo:margin-top="0.1583in" fo:margin-bottom="0in" style:contextual-spacing="false" fo:line-height="100%" fo:text-indent="-0.1689in" style:auto-text-indent="false">
        <style:tab-stops>
          <style:tab-stop style:position="0.2382in"/>
        </style:tab-stops>
      </style:paragraph-properties>
    </style:style>
    <style:style style:name="P22" style:family="paragraph" style:parent-style-name="Standard" style:list-style-name="WWNum5">
      <style:paragraph-properties fo:margin-left="0in" fo:margin-right="0in" fo:margin-top="0.0063in" fo:margin-bottom="0in" style:contextual-spacing="false" fo:line-height="100%" fo:text-indent="-0.1154in" style:auto-text-indent="false">
        <style:tab-stops>
          <style:tab-stop style:position="0.1846in"/>
        </style:tab-stops>
      </style:paragraph-properties>
    </style:style>
    <style:style style:name="P23" style:family="paragraph" style:parent-style-name="Standard" style:list-style-name="WWNum5">
      <style:paragraph-properties fo:margin-left="0in" fo:margin-right="0in" fo:margin-top="0.0055in" fo:margin-bottom="0in" style:contextual-spacing="false" fo:line-height="100%" fo:text-indent="-0.1154in" style:auto-text-indent="false">
        <style:tab-stops>
          <style:tab-stop style:position="0.1846in"/>
        </style:tab-stops>
      </style:paragraph-properties>
    </style:style>
    <style:style style:name="P24" style:family="paragraph" style:parent-style-name="Standard" style:list-style-name="WWNum5">
      <style:paragraph-properties fo:margin-left="0in" fo:margin-right="0in" fo:margin-top="0.0047in" fo:margin-bottom="0in" style:contextual-spacing="false" fo:line-height="100%" fo:text-indent="-0.1154in" style:auto-text-indent="false">
        <style:tab-stops>
          <style:tab-stop style:position="0.1846in"/>
        </style:tab-stops>
      </style:paragraph-properties>
    </style:style>
    <style:style style:name="P25" style:family="paragraph" style:parent-style-name="Standard" style:list-style-name="WWNum5">
      <style:paragraph-properties fo:margin-left="0.2346in" fo:margin-right="0in" fo:margin-top="0.0008in" fo:margin-bottom="0in" style:contextual-spacing="false" fo:line-height="100%" fo:text-indent="-0.1654in" style:auto-text-indent="false">
        <style:tab-stops>
          <style:tab-stop style:position="0.2346in"/>
        </style:tab-stops>
      </style:paragraph-properties>
    </style:style>
    <style:style style:name="P26" style:family="paragraph" style:parent-style-name="Standard" style:list-style-name="WWNum5">
      <style:paragraph-properties fo:margin-left="0.2429in" fo:margin-right="0in" fo:margin-top="0.0055in" fo:margin-bottom="0in" style:contextual-spacing="false" fo:line-height="100%" fo:text-indent="-0.1736in" style:auto-text-indent="false">
        <style:tab-stops>
          <style:tab-stop style:position="0.2429in"/>
        </style:tab-stops>
      </style:paragraph-properties>
    </style:style>
    <style:style style:name="P27" style:family="paragraph" style:parent-style-name="Standard" style:list-style-name="WWNum5">
      <style:paragraph-properties fo:margin-left="0.2429in" fo:margin-right="0in" fo:margin-top="0.0047in" fo:margin-bottom="0in" style:contextual-spacing="false" fo:line-height="100%" fo:text-indent="-0.1736in" style:auto-text-indent="false">
        <style:tab-stops>
          <style:tab-stop style:position="0.2429in"/>
        </style:tab-stops>
      </style:paragraph-properties>
    </style:style>
    <style:style style:name="P28" style:family="paragraph" style:parent-style-name="Standard" style:list-style-name="WWNum5">
      <style:paragraph-properties fo:margin-left="0.2429in" fo:margin-right="0in" fo:margin-top="0.0008in" fo:margin-bottom="0in" style:contextual-spacing="false" fo:line-height="100%" fo:text-indent="-0.1736in" style:auto-text-indent="false">
        <style:tab-stops>
          <style:tab-stop style:position="0.2429in"/>
        </style:tab-stops>
      </style:paragraph-properties>
    </style:style>
    <style:style style:name="P29" style:family="paragraph" style:parent-style-name="Standard" style:list-style-name="WWNum5">
      <style:paragraph-properties fo:margin-left="0.2409in" fo:margin-right="0in" fo:margin-top="0.0047in" fo:margin-bottom="0in" style:contextual-spacing="false" fo:line-height="100%" fo:text-indent="-0.1717in" style:auto-text-indent="false">
        <style:tab-stops>
          <style:tab-stop style:position="0.2409in"/>
        </style:tab-stops>
      </style:paragraph-properties>
    </style:style>
    <style:style style:name="P30" style:family="paragraph" style:parent-style-name="Standard" style:list-style-name="WWNum1">
      <style:paragraph-properties fo:margin-left="0.2811in" fo:margin-right="0in" fo:margin-top="0.1575in" fo:margin-bottom="0in" style:contextual-spacing="false" fo:line-height="0.1709in" fo:text-align="justify" style:justify-single-word="false" fo:text-indent="-0.2118in" style:auto-text-indent="false">
        <style:tab-stops>
          <style:tab-stop style:position="0.2811in"/>
        </style:tab-stops>
      </style:paragraph-properties>
    </style:style>
    <style:style style:name="P31" style:family="paragraph" style:parent-style-name="Standard" style:list-style-name="WWNum1">
      <style:paragraph-properties fo:margin-left="0.2811in" fo:margin-right="0in" fo:margin-top="0.1563in" fo:margin-bottom="0in" style:contextual-spacing="false" fo:line-height="0.1709in" fo:text-align="justify" style:justify-single-word="false" fo:text-indent="-0.2118in" style:auto-text-indent="false">
        <style:tab-stops>
          <style:tab-stop style:position="0.2811in"/>
        </style:tab-stops>
      </style:paragraph-properties>
    </style:style>
    <style:style style:name="P32" style:family="paragraph" style:parent-style-name="Standard" style:list-style-name="WWNum1" style:master-page-name="Converted2">
      <style:paragraph-properties fo:margin-left="0.2811in" fo:margin-right="0in" fo:margin-top="0.0555in" fo:margin-bottom="0in" style:contextual-spacing="false" fo:line-height="0.1709in" fo:text-align="justify" style:justify-single-word="false" fo:text-indent="-0.2118in" style:auto-text-indent="false" style:page-number="auto">
        <style:tab-stops>
          <style:tab-stop style:position="0.2811in"/>
        </style:tab-stops>
      </style:paragraph-properties>
    </style:style>
    <style:style style:name="P33" style:family="paragraph" style:parent-style-name="Standard" style:list-style-name="WWNum2">
      <style:paragraph-properties fo:margin-left="0.2811in" fo:margin-right="0in" fo:margin-top="0.1571in" fo:margin-bottom="0in" style:contextual-spacing="false" fo:line-height="0.1709in" fo:text-align="justify" style:justify-single-word="false" fo:text-indent="-0.2118in" style:auto-text-indent="false">
        <style:tab-stops>
          <style:tab-stop style:position="0.2811in"/>
        </style:tab-stops>
      </style:paragraph-properties>
    </style:style>
    <style:style style:name="P34" style:family="paragraph" style:parent-style-name="Standard">
      <style:paragraph-properties fo:margin-left="0.0693in" fo:margin-right="0in" fo:line-height="0.1709in" fo:text-indent="0in" style:auto-text-indent="false"/>
    </style:style>
    <style:style style:name="P35" style:family="paragraph" style:parent-style-name="Standard">
      <style:paragraph-properties fo:margin-left="0.0693in" fo:margin-right="0.0811in" fo:margin-top="0.002in" fo:margin-bottom="0in" style:contextual-spacing="false" fo:line-height="95%" fo:text-align="justify" style:justify-single-word="false" fo:text-indent="0.5in" style:auto-text-indent="false"/>
    </style:style>
    <style:style style:name="P36" style:family="paragraph" style:parent-style-name="Standard">
      <style:paragraph-properties fo:margin-left="0.0693in" fo:margin-right="0.0811in" fo:line-height="95%" fo:text-align="justify" style:justify-single-word="false" fo:text-indent="0.5in" style:auto-text-indent="false"/>
    </style:style>
    <style:style style:name="P37" style:family="paragraph" style:parent-style-name="Standard">
      <style:paragraph-properties fo:margin-left="0.0693in" fo:margin-right="0.0811in" fo:margin-top="0.0028in" fo:margin-bottom="0in" style:contextual-spacing="false" fo:line-height="95%" fo:text-align="justify" style:justify-single-word="false" fo:text-indent="0.5in" style:auto-text-indent="false"/>
    </style:style>
    <style:style style:name="P38" style:family="paragraph" style:parent-style-name="Standard">
      <style:paragraph-properties fo:margin-left="0.0693in" fo:margin-right="0.0811in" fo:margin-top="0.1646in" fo:margin-bottom="0in" style:contextual-spacing="false" fo:line-height="95%" fo:text-align="justify" style:justify-single-word="false" fo:text-indent="0.5in" style:auto-text-indent="false"/>
    </style:style>
    <style:style style:name="P39" style:family="paragraph" style:parent-style-name="Standard">
      <style:paragraph-properties fo:margin-left="0.0693in" fo:margin-right="0.0811in" fo:line-height="95%" fo:text-align="justify" style:justify-single-word="false" fo:text-indent="0in" style:auto-text-indent="false"/>
    </style:style>
    <style:style style:name="P40" style:family="paragraph" style:parent-style-name="Standard" style:master-page-name="Converted1">
      <style:paragraph-properties fo:margin-left="0.0693in" fo:margin-right="0.0811in" fo:margin-top="0.0626in" fo:margin-bottom="0in" style:contextual-spacing="false" fo:line-height="95%" fo:text-align="justify" style:justify-single-word="false" fo:text-indent="0in" style:auto-text-indent="false" style:page-number="auto"/>
    </style:style>
    <style:style style:name="P41" style:family="paragraph" style:parent-style-name="Standard" style:master-page-name="Converted5">
      <style:paragraph-properties fo:margin-left="0.0693in" fo:margin-right="0.0811in" fo:margin-top="0.0626in" fo:margin-bottom="0in" style:contextual-spacing="false" fo:line-height="95%" fo:text-align="justify" style:justify-single-word="false" fo:text-indent="0in" style:auto-text-indent="false" style:page-number="auto"/>
    </style:style>
    <style:style style:name="P42" style:family="paragraph" style:parent-style-name="Standard" style:master-page-name="Converted7">
      <style:paragraph-properties fo:margin-left="0.0693in" fo:margin-right="0.0811in" fo:margin-top="0.0626in" fo:margin-bottom="0in" style:contextual-spacing="false" fo:line-height="95%" fo:text-align="justify" style:justify-single-word="false" fo:text-indent="0in" style:auto-text-indent="false" style:page-number="auto"/>
    </style:style>
    <style:style style:name="P43" style:family="paragraph" style:parent-style-name="Standard">
      <style:paragraph-properties fo:margin-left="0.0693in" fo:margin-right="0.0811in" fo:margin-top="0.002in" fo:margin-bottom="0in" style:contextual-spacing="false" fo:line-height="95%" fo:text-align="justify" style:justify-single-word="false" fo:text-indent="0in" style:auto-text-indent="false"/>
    </style:style>
    <style:style style:name="P44" style:family="paragraph" style:parent-style-name="Standard">
      <style:paragraph-properties fo:margin-left="0.0693in" fo:margin-right="0.0811in" fo:margin-top="0.1646in" fo:margin-bottom="0in" style:contextual-spacing="false" fo:line-height="95%" fo:text-align="justify" style:justify-single-word="false" fo:text-indent="0in" style:auto-text-indent="false"/>
    </style:style>
    <style:style style:name="P45" style:family="paragraph" style:parent-style-name="Standard">
      <style:paragraph-properties fo:margin-left="0.0693in" fo:margin-right="0.0811in" fo:margin-top="0.1638in" fo:margin-bottom="0in" style:contextual-spacing="false" fo:line-height="95%" fo:text-align="justify" style:justify-single-word="false" fo:text-indent="0in" style:auto-text-indent="false"/>
    </style:style>
    <style:style style:name="P46" style:family="paragraph" style:parent-style-name="Standard">
      <style:paragraph-properties fo:margin-left="0.0693in" fo:margin-right="0.0811in" fo:margin-top="0.1043in" fo:margin-bottom="0in" style:contextual-spacing="false" fo:line-height="95%" fo:text-align="justify" style:justify-single-word="false" fo:text-indent="0in" style:auto-text-indent="false"/>
    </style:style>
    <style:style style:name="P47" style:family="paragraph" style:parent-style-name="Standard">
      <style:paragraph-properties fo:margin-left="0.0693in" fo:margin-right="0.0811in" fo:margin-top="0.0028in" fo:margin-bottom="0in" style:contextual-spacing="false" fo:line-height="95%" fo:text-align="justify" style:justify-single-word="false" fo:text-indent="0in" style:auto-text-indent="false"/>
    </style:style>
    <style:style style:name="P48" style:family="paragraph" style:parent-style-name="Standard">
      <style:paragraph-properties fo:margin-left="0.0693in" fo:margin-right="0.0811in" fo:margin-top="0.1598in" fo:margin-bottom="0in" style:contextual-spacing="false" fo:line-height="95%" fo:text-align="justify" style:justify-single-word="false" fo:text-indent="0in" style:auto-text-indent="false"/>
    </style:style>
    <style:style style:name="P49" style:family="paragraph" style:parent-style-name="Standard" style:master-page-name="Converted4">
      <style:paragraph-properties fo:margin-left="0.0693in" fo:margin-right="0.0228in" fo:margin-top="0.0626in" fo:margin-bottom="0in" style:contextual-spacing="false" fo:line-height="95%" fo:text-align="justify" style:justify-single-word="false" fo:text-indent="0in" style:auto-text-indent="false" style:page-number="auto"/>
    </style:style>
    <style:style style:name="P50" style:family="paragraph" style:parent-style-name="Standard">
      <style:paragraph-properties fo:margin-left="0.0693in" fo:margin-right="0in" fo:margin-top="0.1575in" fo:margin-bottom="0in" style:contextual-spacing="false" fo:line-height="95%" fo:text-align="justify" style:justify-single-word="false" fo:text-indent="0in" style:auto-text-indent="false"/>
    </style:style>
    <style:style style:name="P51" style:family="paragraph" style:parent-style-name="Standard">
      <style:paragraph-properties fo:margin-left="0.0693in" fo:margin-right="1.689in" fo:line-height="95%" fo:text-align="justify" style:justify-single-word="false" fo:text-indent="0in" style:auto-text-indent="false"/>
    </style:style>
    <style:style style:name="P52" style:family="paragraph" style:parent-style-name="Standard">
      <style:paragraph-properties fo:margin-left="0.0693in" fo:margin-right="1.6972in" fo:margin-top="0.1575in" fo:margin-bottom="0in" style:contextual-spacing="false" fo:line-height="95%" fo:text-align="justify" style:justify-single-word="false" fo:text-indent="0in" style:auto-text-indent="false"/>
    </style:style>
    <style:style style:name="P53" style:family="paragraph" style:parent-style-name="Standard">
      <style:paragraph-properties fo:margin-left="0.0693in" fo:margin-right="0in" fo:line-height="95%" fo:text-align="justify" style:justify-single-word="false" fo:text-indent="0.5in" style:auto-text-indent="false"/>
    </style:style>
    <style:style style:name="P54" style:family="paragraph" style:parent-style-name="Standard">
      <style:paragraph-properties fo:margin-left="0.0339in" fo:margin-right="0.0811in" fo:margin-top="0.0563in" fo:margin-bottom="0in" style:contextual-spacing="false" fo:line-height="95%" fo:text-align="justify" style:justify-single-word="false" fo:text-indent="0.0244in" style:auto-text-indent="false" fo:break-before="column"/>
    </style:style>
    <style:style style:name="P55" style:family="paragraph" style:parent-style-name="Standard">
      <style:paragraph-properties fo:margin-left="0.0693in" fo:margin-right="0.0819in" fo:margin-top="0.002in" fo:margin-bottom="0in" style:contextual-spacing="false" fo:line-height="95%" fo:text-align="justify" style:justify-single-word="false" fo:text-indent="0in" style:auto-text-indent="false"/>
    </style:style>
    <style:style style:name="P56" style:family="paragraph" style:parent-style-name="Standard">
      <style:paragraph-properties fo:margin-left="0.0693in" fo:margin-right="3.2752in" fo:line-height="95%" fo:text-align="justify" style:justify-single-word="false" fo:text-indent="0.5in" style:auto-text-indent="false"/>
    </style:style>
    <style:style style:name="P57" style:family="paragraph" style:parent-style-name="Standard" style:list-style-name="WWNum3">
      <style:paragraph-properties fo:margin-left="0.1945in" fo:margin-right="0.0811in" fo:margin-top="0.1339in" fo:margin-bottom="0in" style:contextual-spacing="false" fo:line-height="95%" fo:text-align="justify" style:justify-single-word="false" fo:text-indent="-0.1252in" style:auto-text-indent="false">
        <style:tab-stops>
          <style:tab-stop style:position="0.1945in"/>
        </style:tab-stops>
      </style:paragraph-properties>
    </style:style>
    <style:style style:name="P58" style:family="paragraph" style:parent-style-name="Standard" style:list-style-name="WWNum4">
      <style:paragraph-properties fo:margin-left="0.0693in" fo:margin-right="0.0811in" fo:line-height="95%" fo:text-align="justify" style:justify-single-word="false" fo:text-indent="0in" style:auto-text-indent="false">
        <style:tab-stops>
          <style:tab-stop style:position="0.311in"/>
        </style:tab-stops>
      </style:paragraph-properties>
    </style:style>
    <style:style style:name="P59" style:family="paragraph" style:parent-style-name="Standard" style:list-style-name="WWNum4">
      <style:paragraph-properties fo:margin-left="0.0693in" fo:margin-right="0.0811in" fo:line-height="95%" fo:text-align="justify" style:justify-single-word="false" fo:text-indent="0in" style:auto-text-indent="false">
        <style:tab-stops>
          <style:tab-stop style:position="0.3098in"/>
        </style:tab-stops>
      </style:paragraph-properties>
    </style:style>
    <style:style style:name="P60" style:family="paragraph" style:parent-style-name="Standard" style:list-style-name="WWNum4">
      <style:paragraph-properties fo:margin-left="0.0693in" fo:margin-right="0.0811in" fo:line-height="95%" fo:text-align="justify" style:justify-single-word="false" fo:text-indent="0in" style:auto-text-indent="false">
        <style:tab-stops>
          <style:tab-stop style:position="0.3055in"/>
        </style:tab-stops>
      </style:paragraph-properties>
    </style:style>
    <style:style style:name="P61" style:family="paragraph" style:parent-style-name="Standard" style:master-page-name="">
      <loext:graphic-properties draw:fill="none"/>
      <style:paragraph-properties fo:margin-left="0.0618in" fo:margin-right="0in" fo:line-height="95%" fo:text-align="justify" style:justify-single-word="false" fo:text-indent="0.5in" style:auto-text-indent="false" style:page-number="auto" fo:background-color="transparent"/>
    </style:style>
    <style:style style:name="P62" style:family="paragraph" style:parent-style-name="Standard">
      <style:paragraph-properties fo:margin-left="0.0693in" fo:margin-right="0.0811in" fo:line-height="95%" fo:text-align="justify" style:justify-single-word="false" fo:text-indent="0in" style:auto-text-indent="false" fo:break-before="column"/>
      <style:text-properties officeooo:paragraph-rsid="000551df"/>
    </style:style>
    <style:style style:name="P63" style:family="paragraph" style:parent-style-name="Standard">
      <style:paragraph-properties fo:margin-left="0.0693in" fo:margin-right="0in" fo:line-height="95%" fo:text-indent="0in" style:auto-text-indent="false"/>
    </style:style>
    <style:style style:name="P64" style:family="paragraph" style:parent-style-name="Standard">
      <style:paragraph-properties fo:margin-left="0.0693in" fo:margin-right="0in" fo:margin-top="0.1618in" fo:margin-bottom="0in" style:contextual-spacing="false" fo:line-height="95%" fo:text-indent="0in" style:auto-text-indent="false"/>
    </style:style>
    <style:style style:name="P65" style:family="paragraph" style:parent-style-name="Standard">
      <style:paragraph-properties fo:margin-left="0.0693in" fo:margin-right="0.0264in" fo:margin-top="0.002in" fo:margin-bottom="0in" style:contextual-spacing="false" fo:line-height="95%" fo:text-indent="0in" style:auto-text-indent="false"/>
    </style:style>
    <style:style style:name="P66" style:family="paragraph" style:parent-style-name="Standard">
      <style:paragraph-properties fo:margin-top="0.0071in" fo:margin-bottom="0in" style:contextual-spacing="false" fo:line-height="100%"/>
      <style:text-properties style:font-name="Arial" fo:font-size="5pt" fo:font-style="normal" fo:font-weight="normal" style:font-size-asian="5pt" style:font-style-asian="normal" style:font-weight-asian="normal"/>
    </style:style>
    <style:style style:name="P67" style:family="paragraph" style:parent-style-name="Standard">
      <style:paragraph-properties fo:margin-top="0.0008in" fo:margin-bottom="0in" style:contextual-spacing="false" fo:line-height="100%"/>
      <style:text-properties style:font-name="Arial" fo:font-size="3pt" fo:font-style="normal" fo:font-weight="normal" style:font-size-asian="3pt" style:font-style-asian="normal" style:font-weight-asian="normal"/>
    </style:style>
    <style:style style:name="P68" style:family="paragraph" style:parent-style-name="Standard">
      <style:paragraph-properties fo:margin-top="0.0437in" fo:margin-bottom="0in" style:contextual-spacing="false" fo:line-height="100%"/>
      <style:text-properties style:font-name="Arial" fo:font-size="11pt" fo:font-style="normal" fo:font-weight="normal" style:font-size-asian="11pt" style:font-style-asian="normal" style:font-weight-asian="normal"/>
    </style:style>
    <style:style style:name="P69" style:family="paragraph" style:parent-style-name="Standard">
      <style:paragraph-properties fo:margin-top="0.0783in" fo:margin-bottom="0in" style:contextual-spacing="false" fo:line-height="100%" fo:orphans="0" fo:widows="0"/>
      <style:text-properties style:font-name="Arial" fo:font-size="11pt" fo:font-style="normal" fo:font-weight="normal" style:font-size-asian="11pt" style:font-style-asian="normal" style:font-weight-asian="normal"/>
    </style:style>
    <style:style style:name="P70" style:family="paragraph" style:parent-style-name="Standard">
      <style:paragraph-properties fo:margin-top="0.0909in" fo:margin-bottom="0in" style:contextual-spacing="false" fo:line-height="100%"/>
      <style:text-properties style:font-name="Arial" fo:font-size="9pt" fo:font-style="normal" fo:font-weight="normal" style:font-size-asian="9pt" style:font-style-asian="normal" style:font-weight-asian="normal"/>
    </style:style>
    <style:style style:name="P71" style:family="paragraph" style:parent-style-name="Standard">
      <style:paragraph-properties fo:line-height="100%"/>
      <style:text-properties style:font-name="Arial" fo:font-size="6pt" fo:font-style="normal" fo:font-weight="normal" style:font-size-asian="6pt" style:font-style-asian="normal" style:font-weight-asian="normal"/>
    </style:style>
    <style:style style:name="P72" style:family="paragraph" style:parent-style-name="Standard">
      <style:paragraph-properties fo:margin-top="0.0028in" fo:margin-bottom="0.0165in" style:contextual-spacing="false" fo:line-height="100%" fo:break-before="column"/>
      <style:text-properties style:font-name="Arial" fo:font-size="4pt" fo:font-style="normal" fo:font-weight="normal" style:font-size-asian="4pt" style:font-style-asian="normal" style:font-weight-asian="normal"/>
    </style:style>
    <style:style style:name="P73" style:family="paragraph" style:parent-style-name="Standard" style:master-page-name="Converted6">
      <style:paragraph-properties fo:margin-top="0.0071in" fo:margin-bottom="0.0008in" style:contextual-spacing="false" fo:line-height="100%" style:page-number="auto"/>
      <style:text-properties style:font-name="Arial" fo:font-size="4pt" fo:font-style="normal" fo:font-weight="normal" style:font-size-asian="4pt" style:font-style-asian="normal" style:font-weight-asian="normal"/>
    </style:style>
    <style:style style:name="P74" style:family="paragraph" style:parent-style-name="Standard">
      <style:paragraph-properties fo:margin-top="0.0063in" fo:margin-bottom="0in" style:contextual-spacing="false" fo:line-height="100%" fo:break-before="column"/>
      <style:text-properties style:font-name="Arial" fo:font-size="2pt" fo:font-style="normal" fo:font-weight="normal" style:font-size-asian="2pt" style:font-style-asian="normal" style:font-weight-asian="normal"/>
    </style:style>
    <style:style style:name="P75" style:family="paragraph" style:parent-style-name="Standard" style:list-style-name="WWNum1">
      <style:paragraph-properties fo:margin-left="0.2811in" fo:margin-right="0in" fo:margin-top="0.0008in" fo:margin-bottom="0in" style:contextual-spacing="false" fo:line-height="0.1717in" fo:text-indent="-0.2118in" style:auto-text-indent="false">
        <style:tab-stops>
          <style:tab-stop style:position="0.2811in"/>
        </style:tab-stops>
      </style:paragraph-properties>
    </style:style>
    <style:style style:name="P76" style:family="paragraph" style:parent-style-name="Standard" style:list-style-name="WWNum1">
      <style:paragraph-properties fo:margin-left="0.5689in" fo:margin-right="0in" fo:line-height="0.1673in" fo:text-indent="-0.2492in" style:auto-text-indent="false">
        <style:tab-stops>
          <style:tab-stop style:position="0.5689in"/>
        </style:tab-stops>
      </style:paragraph-properties>
    </style:style>
    <style:style style:name="P77" style:family="paragraph" style:parent-style-name="Standard" style:list-style-name="WWNum1">
      <style:paragraph-properties fo:margin-left="0.5693in" fo:margin-right="0.0811in" fo:margin-top="0.0228in" fo:margin-bottom="0in" style:contextual-spacing="false" fo:line-height="112%" fo:text-indent="-0.25in" style:auto-text-indent="false">
        <style:tab-stops>
          <style:tab-stop style:position="0.5693in"/>
        </style:tab-stops>
      </style:paragraph-properties>
    </style:style>
    <style:style style:name="P78" style:family="paragraph" style:parent-style-name="Standard" style:list-style-name="WWNum1">
      <style:paragraph-properties fo:margin-left="0.5693in" fo:margin-right="0.0811in" fo:margin-top="0.0016in" fo:margin-bottom="0in" style:contextual-spacing="false" fo:line-height="112%" fo:text-indent="-0.25in" style:auto-text-indent="false">
        <style:tab-stops>
          <style:tab-stop style:position="0.5693in"/>
        </style:tab-stops>
      </style:paragraph-properties>
    </style:style>
    <style:style style:name="P79" style:family="paragraph" style:parent-style-name="Standard">
      <style:paragraph-properties fo:margin-left="0.0693in" fo:margin-right="0.0811in" fo:line-height="96%" fo:text-align="justify" style:justify-single-word="false" fo:text-indent="0in" style:auto-text-indent="false"/>
    </style:style>
    <style:style style:name="P80" style:family="paragraph" style:parent-style-name="Standard">
      <style:paragraph-properties fo:margin-left="0.0547in" fo:margin-right="0.1457in" fo:margin-top="0.0957in" fo:margin-bottom="0in" style:contextual-spacing="false" fo:line-height="96%" fo:text-indent="0in" style:auto-text-indent="false"/>
    </style:style>
    <style:style style:name="P81" style:family="paragraph" style:parent-style-name="Standard">
      <style:paragraph-properties fo:margin-left="0.0693in" fo:margin-right="0.3138in" fo:margin-top="0.0244in" fo:margin-bottom="0in" style:contextual-spacing="false" fo:line-height="96%" fo:text-indent="0.0591in" style:auto-text-indent="false" fo:break-before="column"/>
    </style:style>
    <style:style style:name="P82" style:family="paragraph" style:parent-style-name="Standard">
      <style:paragraph-properties fo:margin-left="0.0693in" fo:margin-right="0in" fo:margin-top="0.0457in" fo:margin-bottom="0in" style:contextual-spacing="false" fo:line-height="96%" fo:text-indent="0in" style:auto-text-indent="false"/>
    </style:style>
    <style:style style:name="P83" style:family="paragraph" style:parent-style-name="Standard">
      <style:paragraph-properties fo:margin-left="0.0138in" fo:margin-right="0in" fo:line-height="0.1173in" fo:orphans="0" fo:widows="0" fo:text-indent="0in" style:auto-text-indent="false">
        <style:tab-stops/>
      </style:paragraph-properties>
    </style:style>
    <style:style style:name="P84" style:family="paragraph" style:parent-style-name="Standard">
      <style:paragraph-properties fo:margin-left="0.0138in" fo:margin-right="0in" fo:line-height="0.1075in" fo:orphans="0" fo:widows="0" fo:text-indent="0in" style:auto-text-indent="false">
        <style:tab-stops>
          <style:tab-stop style:position="1.3571in"/>
          <style:tab-stop style:position="2.0134in"/>
        </style:tab-stops>
      </style:paragraph-properties>
    </style:style>
    <style:style style:name="P85" style:family="paragraph" style:parent-style-name="Standard">
      <style:paragraph-properties fo:margin-left="0.0138in" fo:margin-right="1.7957in" fo:margin-top="0.122in" fo:margin-bottom="0in" style:contextual-spacing="false" fo:line-height="195%" fo:orphans="0" fo:widows="0" fo:text-indent="0in" style:auto-text-indent="false">
        <style:tab-stops>
          <style:tab-stop style:position="1.3571in"/>
          <style:tab-stop style:position="2.0134in"/>
        </style:tab-stops>
      </style:paragraph-properties>
    </style:style>
    <style:style style:name="P86" style:family="paragraph" style:parent-style-name="Standard">
      <style:paragraph-properties fo:margin-left="0.0138in" fo:margin-right="0in" fo:line-height="0.1272in" fo:orphans="0" fo:widows="0" fo:text-indent="0in" style:auto-text-indent="false">
        <style:tab-stops>
          <style:tab-stop style:position="1.3571in"/>
          <style:tab-stop style:position="2.0134in"/>
        </style:tab-stops>
      </style:paragraph-properties>
    </style:style>
    <style:style style:name="P87" style:family="paragraph" style:parent-style-name="Standard">
      <style:paragraph-properties fo:margin-left="0.1366in" fo:margin-right="1.2811in" fo:margin-top="0.1244in" fo:margin-bottom="0in" style:contextual-spacing="false" fo:line-height="97%" fo:orphans="0" fo:widows="0" fo:text-indent="-0.1236in" style:auto-text-indent="false">
        <style:tab-stops>
          <style:tab-stop style:position="1.3492in"/>
          <style:tab-stop style:position="2.0134in"/>
        </style:tab-stops>
      </style:paragraph-properties>
    </style:style>
    <style:style style:name="P88" style:family="paragraph" style:parent-style-name="Standard">
      <style:paragraph-properties fo:margin-left="0.1366in" fo:margin-right="1.1575in" fo:margin-top="0.1244in" fo:margin-bottom="0in" style:contextual-spacing="false" fo:line-height="97%" fo:orphans="0" fo:widows="0" fo:text-indent="-0.1236in" style:auto-text-indent="false">
        <style:tab-stops>
          <style:tab-stop style:position="1.3472in"/>
          <style:tab-stop style:position="2.0134in"/>
        </style:tab-stops>
      </style:paragraph-properties>
    </style:style>
    <style:style style:name="P89" style:family="paragraph" style:parent-style-name="Standard">
      <style:paragraph-properties fo:margin-left="0.0138in" fo:margin-right="0.6244in" style:line-height-at-least="0.25in" fo:orphans="0" fo:widows="0" fo:text-indent="0in" style:auto-text-indent="false">
        <style:tab-stops>
          <style:tab-stop style:position="1.3484in"/>
          <style:tab-stop style:position="2.0134in"/>
          <style:tab-stop style:position="2.0339in"/>
        </style:tab-stops>
      </style:paragraph-properties>
    </style:style>
    <style:style style:name="P90" style:family="paragraph" style:parent-style-name="Standard">
      <style:paragraph-properties fo:margin-left="0.0465in" fo:margin-right="0in" fo:margin-top="0.0256in" fo:margin-bottom="0in" style:contextual-spacing="false" fo:line-height="0.0898in" fo:text-indent="0in" style:auto-text-indent="false"/>
    </style:style>
    <style:style style:name="P91" style:family="paragraph" style:parent-style-name="Standard">
      <style:paragraph-properties fo:margin-left="0.0693in" fo:margin-right="0in" fo:line-height="0.1728in" fo:text-align="justify" style:justify-single-word="false" fo:text-indent="0in" style:auto-text-indent="false"/>
    </style:style>
    <style:style style:name="P92" style:family="paragraph" style:parent-style-name="Standard">
      <style:paragraph-properties fo:margin-left="0.0693in" fo:margin-right="0in" fo:line-height="0.1508in" fo:text-align="justify" style:justify-single-word="false" fo:text-indent="0in" style:auto-text-indent="false"/>
    </style:style>
    <style:style style:name="P93" style:family="paragraph" style:parent-style-name="Standard">
      <style:paragraph-properties fo:margin-left="0.0693in" fo:margin-right="0in" fo:line-height="0.1602in" fo:text-indent="0in" style:auto-text-indent="false"/>
    </style:style>
    <style:style style:name="P94" style:family="paragraph" style:parent-style-name="Standard">
      <style:paragraph-properties fo:margin-left="0.0465in" fo:margin-right="0in" fo:margin-top="0.0563in" fo:margin-bottom="0in" style:contextual-spacing="false" fo:line-height="0.1035in" fo:text-indent="0in" style:auto-text-indent="false" fo:break-before="column"/>
    </style:style>
    <style:style style:name="P95" style:family="paragraph" style:parent-style-name="Standard">
      <style:paragraph-properties fo:margin-left="0.0693in" fo:margin-right="0in" fo:line-height="0.1665in" fo:text-indent="0in" style:auto-text-indent="false"/>
    </style:style>
    <style:style style:name="P96" style:family="paragraph" style:parent-style-name="Standard" style:list-style-name="WWNum3">
      <style:paragraph-properties fo:margin-left="0.1945in" fo:margin-right="0.0811in" fo:margin-top="0.002in" fo:margin-bottom="0in" style:contextual-spacing="false" fo:line-height="0.1665in" fo:text-align="justify" style:justify-single-word="false" fo:text-indent="-0.1252in" style:auto-text-indent="false">
        <style:tab-stops>
          <style:tab-stop style:position="0.1945in"/>
        </style:tab-stops>
      </style:paragraph-properties>
    </style:style>
    <style:style style:name="P97" style:family="paragraph" style:parent-style-name="Standard" style:list-style-name="WWNum3">
      <style:paragraph-properties fo:margin-left="0.1945in" fo:margin-right="0.0811in" fo:line-height="0.1665in" fo:text-align="justify" style:justify-single-word="false" fo:text-indent="-0.1252in" style:auto-text-indent="false">
        <style:tab-stops>
          <style:tab-stop style:position="0.1945in"/>
        </style:tab-stops>
      </style:paragraph-properties>
    </style:style>
    <style:style style:name="P98" style:family="paragraph" style:parent-style-name="Standard" style:list-style-name="WWNum5">
      <style:paragraph-properties fo:margin-left="0.0693in" fo:margin-right="0.4335in" fo:margin-top="0.0047in" fo:margin-bottom="0in" style:contextual-spacing="false" fo:line-height="103%" fo:text-indent="0in" style:auto-text-indent="false">
        <style:tab-stops>
          <style:tab-stop style:position="0.2429in"/>
        </style:tab-stops>
      </style:paragraph-properties>
    </style:style>
    <style:style style:name="P99" style:family="paragraph" style:parent-style-name="Standard" style:list-style-name="WWNum5">
      <style:paragraph-properties fo:margin-left="0.0693in" fo:margin-right="0.3209in" fo:margin-top="0.0055in" fo:margin-bottom="0in" style:contextual-spacing="false" fo:line-height="103%" fo:text-indent="0in" style:auto-text-indent="false">
        <style:tab-stops>
          <style:tab-stop style:position="0.2429in"/>
        </style:tab-stops>
      </style:paragraph-properties>
    </style:style>
    <style:style style:name="P100" style:family="paragraph" style:parent-style-name="Standard" style:list-style-name="WWNum5">
      <style:paragraph-properties fo:margin-left="0.0693in" fo:margin-right="0.4528in" fo:margin-top="0.0055in" fo:margin-bottom="0in" style:contextual-spacing="false" fo:line-height="103%" fo:text-indent="0in" style:auto-text-indent="false">
        <style:tab-stops>
          <style:tab-stop style:position="0.2429in"/>
        </style:tab-stops>
      </style:paragraph-properties>
    </style:style>
    <style:style style:name="P101" style:family="paragraph" style:parent-style-name="Standard" style:list-style-name="WWNum5">
      <style:paragraph-properties fo:margin-left="0.0693in" fo:margin-right="0.198in" fo:margin-top="0.0055in" fo:margin-bottom="0in" style:contextual-spacing="false" fo:line-height="103%" fo:text-indent="0in" style:auto-text-indent="false">
        <style:tab-stops>
          <style:tab-stop style:position="0.2409in"/>
        </style:tab-stops>
      </style:paragraph-properties>
    </style:style>
    <style:style style:name="T1" style:family="text">
      <style:text-properties style:font-name="Arial" fo:font-size="11pt" fo:letter-spacing="normal" fo:font-weight="bold" style:font-size-asian="11pt" style:font-weight-asian="bold" style:text-scale="100%"/>
    </style:style>
    <style:style style:name="T2" style:family="text">
      <style:text-properties style:font-name="Arial" fo:font-size="11pt" fo:letter-spacing="normal" fo:font-weight="normal" style:font-size-asian="11pt" style:font-weight-asian="normal" style:text-scale="100%"/>
    </style:style>
    <style:style style:name="T3" style:family="text">
      <style:text-properties style:font-name="Arial" fo:font-size="11pt" fo:letter-spacing="normal" style:text-underline-style="solid" style:text-underline-width="auto" style:text-underline-color="font-color" fo:font-weight="normal" style:font-size-asian="11pt" style:font-weight-asian="normal" style:text-scale="100%"/>
    </style:style>
    <style:style style:name="T4" style:family="text">
      <style:text-properties style:font-name="Arial" fo:font-size="11pt" fo:letter-spacing="normal" fo:font-style="italic" style:text-underline-style="solid" style:text-underline-width="auto" style:text-underline-color="font-color" fo:font-weight="normal" style:font-size-asian="11pt" style:font-style-asian="italic" style:font-weight-asian="normal" style:text-scale="100%"/>
    </style:style>
    <style:style style:name="T5" style:family="text">
      <style:text-properties style:font-name="Arial" fo:font-size="11pt" fo:letter-spacing="normal" fo:font-style="italic" fo:font-weight="normal" style:font-size-asian="11pt" style:font-style-asian="italic" style:font-weight-asian="normal" style:text-scale="100%"/>
    </style:style>
    <style:style style:name="T6" style:family="text">
      <style:text-properties style:font-name="Arial" fo:font-size="11pt" fo:letter-spacing="normal" fo:font-style="italic" fo:font-weight="bold" style:font-size-asian="11pt" style:font-style-asian="italic" style:font-weight-asian="bold" style:text-scale="100%"/>
    </style:style>
    <style:style style:name="T7" style:family="text">
      <style:text-properties style:font-name="Arial" fo:font-size="11pt" fo:letter-spacing="normal" fo:font-style="normal" fo:font-weight="normal" style:font-size-asian="11pt" style:font-style-asian="normal" style:font-weight-asian="normal" style:text-scale="100%"/>
    </style:style>
    <style:style style:name="T8" style:family="text">
      <style:text-properties style:font-name="Arial" fo:font-size="11pt" fo:letter-spacing="normal" fo:font-style="normal" fo:font-weight="bold" style:font-size-asian="11pt" style:font-style-asian="normal" style:font-weight-asian="bold" style:text-scale="100%"/>
    </style:style>
    <style:style style:name="T9" style:family="text">
      <style:text-properties style:font-name="Arial" fo:font-size="11pt" fo:letter-spacing="normal" style:text-underline-style="solid" style:text-underline-width="bold" style:text-underline-color="font-color" fo:font-weight="normal" style:font-size-asian="11pt" style:font-weight-asian="normal" style:text-scale="100%"/>
    </style:style>
    <style:style style:name="T10" style:family="text">
      <style:text-properties style:font-name="Arial" fo:font-size="11pt" fo:letter-spacing="normal" style:text-underline-style="solid" style:text-underline-width="bold" style:text-underline-color="font-color" fo:font-weight="bold" style:font-size-asian="11pt" style:font-weight-asian="bold" style:text-scale="100%"/>
    </style:style>
    <style:style style:name="T11" style:family="text">
      <style:text-properties style:font-name="Arial" fo:font-size="11pt" fo:letter-spacing="normal" style:font-size-asian="11pt" style:text-scale="100%"/>
    </style:style>
    <style:style style:name="T12" style:family="text">
      <style:text-properties style:font-name="Arial" fo:font-size="11pt" fo:letter-spacing="-0.002in" fo:font-weight="bold" style:font-size-asian="11pt" style:font-weight-asian="bold" style:text-scale="100%"/>
    </style:style>
    <style:style style:name="T13" style:family="text">
      <style:text-properties style:font-name="Arial" fo:font-size="11pt" fo:letter-spacing="-0.002in" fo:font-style="italic" fo:font-weight="normal" style:font-size-asian="11pt" style:font-style-asian="italic" style:font-weight-asian="normal" style:text-scale="100%"/>
    </style:style>
    <style:style style:name="T14" style:family="text">
      <style:text-properties style:font-name="Arial" fo:font-size="11pt" fo:letter-spacing="-0.002in" style:text-underline-style="solid" style:text-underline-width="bold" style:text-underline-color="font-color" fo:font-weight="normal" style:font-size-asian="11pt" style:font-weight-asian="normal" style:text-scale="100%"/>
    </style:style>
    <style:style style:name="T15" style:family="text">
      <style:text-properties style:font-name="Arial" fo:font-size="11pt" fo:letter-spacing="-0.002in" fo:font-style="normal" fo:font-weight="normal" style:font-size-asian="11pt" style:font-style-asian="normal" style:font-weight-asian="normal" style:text-scale="100%"/>
    </style:style>
    <style:style style:name="T16" style:family="text">
      <style:text-properties style:font-name="Arial" fo:font-size="11pt" fo:letter-spacing="-0.002in" fo:font-weight="normal" style:font-size-asian="11pt" style:font-weight-asian="normal" style:text-scale="100%"/>
    </style:style>
    <style:style style:name="T17" style:family="text">
      <style:text-properties style:font-name="Arial" fo:font-size="11pt" fo:letter-spacing="-0.0016in" fo:font-weight="bold" style:font-size-asian="11pt" style:font-weight-asian="bold" style:text-scale="100%"/>
    </style:style>
    <style:style style:name="T18" style:family="text">
      <style:text-properties style:font-name="Arial" fo:font-size="11pt" fo:letter-spacing="-0.0016in" fo:font-weight="normal" style:font-size-asian="11pt" style:font-weight-asian="normal" style:text-scale="100%"/>
    </style:style>
    <style:style style:name="T19" style:family="text">
      <style:text-properties style:font-name="Arial" fo:font-size="11pt" fo:letter-spacing="-0.0016in" style:text-underline-style="solid" style:text-underline-width="auto" style:text-underline-color="font-color" fo:font-weight="normal" style:font-size-asian="11pt" style:font-weight-asian="normal" style:text-scale="100%"/>
    </style:style>
    <style:style style:name="T20" style:family="text">
      <style:text-properties style:font-name="Arial" fo:font-size="11pt" fo:letter-spacing="-0.0016in" fo:font-style="normal" fo:font-weight="normal" style:font-size-asian="11pt" style:font-style-asian="normal" style:font-weight-asian="normal" style:text-scale="100%"/>
    </style:style>
    <style:style style:name="T21" style:family="text">
      <style:text-properties style:font-name="Arial" fo:font-size="11pt" fo:letter-spacing="-0.0016in" fo:font-style="normal" style:text-underline-style="solid" style:text-underline-width="bold" style:text-underline-color="font-color" fo:font-weight="normal" style:font-size-asian="11pt" style:font-style-asian="normal" style:font-weight-asian="normal" style:text-scale="100%"/>
    </style:style>
    <style:style style:name="T22" style:family="text">
      <style:text-properties style:font-name="Arial" fo:font-size="11pt" fo:letter-spacing="-0.0016in" fo:font-style="italic" style:text-underline-style="solid" style:text-underline-width="auto" style:text-underline-color="font-color" fo:font-weight="normal" style:font-size-asian="11pt" style:font-style-asian="italic" style:font-weight-asian="normal" style:text-scale="100%"/>
    </style:style>
    <style:style style:name="T23" style:family="text">
      <style:text-properties style:font-name="Arial" fo:font-size="11pt" fo:letter-spacing="-0.0016in" style:text-underline-style="solid" style:text-underline-width="bold" style:text-underline-color="font-color" fo:font-weight="normal" style:font-size-asian="11pt" style:font-weight-asian="normal" style:text-scale="100%"/>
    </style:style>
    <style:style style:name="T24" style:family="text">
      <style:text-properties style:font-name="Arial" fo:font-size="11pt" fo:letter-spacing="-0.0016in" style:text-underline-style="solid" style:text-underline-width="bold" style:text-underline-color="font-color" fo:font-weight="bold" style:font-size-asian="11pt" style:font-weight-asian="bold" style:text-scale="100%"/>
    </style:style>
    <style:style style:name="T25" style:family="text">
      <style:text-properties style:font-name="Arial" fo:font-size="11pt" fo:letter-spacing="-0.0028in" fo:font-weight="normal" style:font-size-asian="11pt" style:font-weight-asian="normal" style:text-scale="100%"/>
    </style:style>
    <style:style style:name="T26" style:family="text">
      <style:text-properties style:font-name="Arial" fo:font-size="11pt" fo:letter-spacing="-0.0028in" fo:font-style="normal" fo:font-weight="normal" style:font-size-asian="11pt" style:font-style-asian="normal" style:font-weight-asian="normal" style:text-scale="100%"/>
    </style:style>
    <style:style style:name="T27" style:family="text">
      <style:text-properties style:font-name="Arial" fo:font-size="11pt" fo:letter-spacing="-0.0035in" fo:font-weight="normal" style:font-size-asian="11pt" style:font-weight-asian="normal" style:text-scale="100%"/>
    </style:style>
    <style:style style:name="T28" style:family="text">
      <style:text-properties style:font-name="Arial" fo:font-size="11pt" fo:letter-spacing="-0.0008in" fo:font-weight="bold" style:font-size-asian="11pt" style:font-weight-asian="bold" style:text-scale="100%"/>
    </style:style>
    <style:style style:name="T29" style:family="text">
      <style:text-properties style:font-name="Arial" fo:font-size="11pt" fo:letter-spacing="-0.0008in" style:text-underline-style="solid" style:text-underline-width="auto" style:text-underline-color="font-color" fo:font-weight="normal" style:font-size-asian="11pt" style:font-weight-asian="normal" style:text-scale="100%"/>
    </style:style>
    <style:style style:name="T30" style:family="text">
      <style:text-properties style:font-name="Arial" fo:font-size="11pt" fo:letter-spacing="-0.0008in" fo:font-weight="normal" style:font-size-asian="11pt" style:font-weight-asian="normal" style:text-scale="100%"/>
    </style:style>
    <style:style style:name="T31" style:family="text">
      <style:text-properties style:font-name="Arial" fo:font-size="11pt" fo:letter-spacing="-0.0008in" fo:font-style="italic" style:text-underline-style="solid" style:text-underline-width="auto" style:text-underline-color="font-color" fo:font-weight="normal" style:font-size-asian="11pt" style:font-style-asian="italic" style:font-weight-asian="normal" style:text-scale="100%"/>
    </style:style>
    <style:style style:name="T32" style:family="text">
      <style:text-properties style:font-name="Arial" fo:font-size="11pt" fo:letter-spacing="-0.0008in" fo:font-style="normal" fo:font-weight="normal" style:font-size-asian="11pt" style:font-style-asian="normal" style:font-weight-asian="normal" style:text-scale="100%"/>
    </style:style>
    <style:style style:name="T33" style:family="text">
      <style:text-properties style:font-name="Arial" fo:font-size="11pt" fo:letter-spacing="-0.0008in" style:text-underline-style="solid" style:text-underline-width="bold" style:text-underline-color="font-color" fo:font-weight="normal" style:font-size-asian="11pt" style:font-weight-asian="normal" style:text-scale="100%"/>
    </style:style>
    <style:style style:name="T34" style:family="text">
      <style:text-properties style:font-name="Arial" fo:font-size="11pt" fo:letter-spacing="-0.0008in" style:text-underline-style="solid" style:text-underline-width="bold" style:text-underline-color="font-color" fo:font-weight="bold" style:font-size-asian="11pt" style:font-weight-asian="bold" style:text-scale="100%"/>
    </style:style>
    <style:style style:name="T35" style:family="text">
      <style:text-properties style:font-name="Arial" fo:font-size="11pt" fo:letter-spacing="0.0071in" fo:font-style="normal" fo:font-weight="normal" style:font-size-asian="11pt" style:font-style-asian="normal" style:font-weight-asian="normal" style:text-scale="100%"/>
    </style:style>
    <style:style style:name="T36" style:family="text">
      <style:text-properties style:font-name="Arial" fo:font-size="11pt" fo:letter-spacing="0.0071in" fo:font-style="italic" style:text-underline-style="solid" style:text-underline-width="auto" style:text-underline-color="font-color" fo:font-weight="normal" style:font-size-asian="11pt" style:font-style-asian="italic" style:font-weight-asian="normal" style:text-scale="100%"/>
    </style:style>
    <style:style style:name="T37" style:family="text">
      <style:text-properties style:font-name="Arial" fo:font-size="11pt" fo:letter-spacing="0.0071in" fo:font-style="italic" fo:font-weight="normal" style:font-size-asian="11pt" style:font-style-asian="italic" style:font-weight-asian="normal" style:text-scale="100%"/>
    </style:style>
    <style:style style:name="T38" style:family="text">
      <style:text-properties style:font-name="Arial" fo:font-size="11pt" fo:letter-spacing="0.0071in" fo:font-weight="normal" style:font-size-asian="11pt" style:font-weight-asian="normal" style:text-scale="100%"/>
    </style:style>
    <style:style style:name="T39" style:family="text">
      <style:text-properties style:font-name="Arial" fo:font-size="11pt" fo:letter-spacing="0.0075in" fo:font-style="normal" fo:font-weight="normal" style:font-size-asian="11pt" style:font-style-asian="normal" style:font-weight-asian="normal" style:text-scale="100%"/>
    </style:style>
    <style:style style:name="T40" style:family="text">
      <style:text-properties style:font-name="Arial" fo:font-size="11pt" fo:letter-spacing="0.0075in" fo:font-weight="normal" style:font-size-asian="11pt" style:font-weight-asian="normal" style:text-scale="100%"/>
    </style:style>
    <style:style style:name="T41" style:family="text">
      <style:text-properties style:font-name="Arial" fo:font-size="11pt" fo:letter-spacing="0.0063in" fo:font-style="italic" style:text-underline-style="solid" style:text-underline-width="auto" style:text-underline-color="font-color" fo:font-weight="normal" style:font-size-asian="11pt" style:font-style-asian="italic" style:font-weight-asian="normal" style:text-scale="100%"/>
    </style:style>
    <style:style style:name="T42" style:family="text">
      <style:text-properties style:font-name="Arial" fo:font-size="11pt" fo:letter-spacing="0.0063in" fo:font-weight="normal" style:font-size-asian="11pt" style:font-weight-asian="normal" style:text-scale="100%"/>
    </style:style>
    <style:style style:name="T43" style:family="text">
      <style:text-properties style:font-name="Arial" fo:font-size="11pt" fo:letter-spacing="0.028in" fo:font-style="italic" fo:font-weight="normal" style:font-size-asian="11pt" style:font-style-asian="italic" style:font-weight-asian="normal" style:text-scale="100%"/>
    </style:style>
    <style:style style:name="T44" style:family="text">
      <style:text-properties style:font-name="Arial" fo:font-size="11pt" fo:letter-spacing="0.028in" fo:font-weight="normal" style:font-size-asian="11pt" style:font-weight-asian="normal" style:text-scale="100%"/>
    </style:style>
    <style:style style:name="T45" style:family="text">
      <style:text-properties style:font-name="Arial" fo:font-size="11pt" fo:letter-spacing="0.028in" fo:font-style="normal" fo:font-weight="normal" style:font-size-asian="11pt" style:font-style-asian="normal" style:font-weight-asian="normal" style:text-scale="100%"/>
    </style:style>
    <style:style style:name="T46" style:family="text">
      <style:text-properties style:font-name="Arial" fo:font-size="11pt" fo:letter-spacing="0.028in" fo:font-weight="bold" style:font-size-asian="11pt" style:font-weight-asian="bold" style:text-scale="100%"/>
    </style:style>
    <style:style style:name="T47" style:family="text">
      <style:text-properties style:font-name="Arial" fo:font-size="11pt" fo:letter-spacing="0.0083in" fo:font-style="normal" fo:font-weight="normal" style:font-size-asian="11pt" style:font-style-asian="normal" style:font-weight-asian="normal" style:text-scale="100%"/>
    </style:style>
    <style:style style:name="T48" style:family="text">
      <style:text-properties style:font-name="Arial" fo:font-size="11pt" fo:letter-spacing="0.0083in" fo:font-weight="normal" style:font-size-asian="11pt" style:font-weight-asian="normal" style:text-scale="100%"/>
    </style:style>
    <style:style style:name="T49" style:family="text">
      <style:text-properties style:font-name="Arial" fo:font-size="11pt" fo:letter-spacing="0.0102in" fo:font-style="normal" fo:font-weight="normal" style:font-size-asian="11pt" style:font-style-asian="normal" style:font-weight-asian="normal" style:text-scale="100%"/>
    </style:style>
    <style:style style:name="T50" style:family="text">
      <style:text-properties style:font-name="Arial" fo:font-size="11pt" fo:letter-spacing="0.0555in" fo:font-weight="normal" style:font-size-asian="11pt" style:font-weight-asian="normal" style:text-scale="100%"/>
    </style:style>
    <style:style style:name="T51" style:family="text">
      <style:text-properties style:font-name="Arial" fo:font-size="11pt" fo:letter-spacing="0.0339in" fo:font-weight="normal" style:font-size-asian="11pt" style:font-weight-asian="normal" style:text-scale="100%"/>
    </style:style>
    <style:style style:name="T52" style:family="text">
      <style:text-properties style:font-name="Arial" fo:font-size="11pt" fo:letter-spacing="0.0354in" fo:font-weight="normal" style:font-size-asian="11pt" style:font-weight-asian="normal" style:text-scale="100%"/>
    </style:style>
    <style:style style:name="T53" style:family="text">
      <style:text-properties style:font-name="Arial" fo:font-size="11pt" fo:letter-spacing="0.0134in" fo:font-weight="normal" style:font-size-asian="11pt" style:font-weight-asian="normal" style:text-scale="100%"/>
    </style:style>
    <style:style style:name="T54" style:family="text">
      <style:text-properties style:font-name="Arial" fo:font-size="11pt" fo:letter-spacing="0.0154in" fo:font-weight="normal" style:font-size-asian="11pt" style:font-weight-asian="normal" style:text-scale="100%"/>
    </style:style>
    <style:style style:name="T55" style:family="text">
      <style:text-properties style:font-name="Arial" fo:font-size="11pt" fo:letter-spacing="0.0146in" fo:font-weight="normal" style:font-size-asian="11pt" style:font-weight-asian="normal" style:text-scale="100%"/>
    </style:style>
    <style:style style:name="T56" style:family="text">
      <style:text-properties style:font-name="Arial" fo:font-size="11pt" fo:letter-spacing="0.0146in" fo:font-style="normal" fo:font-weight="normal" style:font-size-asian="11pt" style:font-style-asian="normal" style:font-weight-asian="normal" style:text-scale="100%"/>
    </style:style>
    <style:style style:name="T57" style:family="text">
      <style:text-properties style:font-name="Arial" fo:font-size="11pt" fo:letter-spacing="-0.0091in" style:text-underline-style="solid" style:text-underline-width="auto" style:text-underline-color="font-color" fo:font-weight="normal" style:font-size-asian="11pt" style:font-weight-asian="normal" style:text-scale="100%"/>
    </style:style>
    <style:style style:name="T58" style:family="text">
      <style:text-properties style:font-name="Arial" fo:font-size="11pt" fo:letter-spacing="-0.0047in" fo:font-weight="normal" style:font-size-asian="11pt" style:font-weight-asian="normal" style:text-scale="100%"/>
    </style:style>
    <style:style style:name="T59" style:family="text">
      <style:text-properties style:font-name="Arial" fo:font-size="11pt" fo:letter-spacing="0.0126in" fo:font-style="normal" fo:font-weight="normal" style:font-size-asian="11pt" style:font-style-asian="normal" style:font-weight-asian="normal" style:text-scale="100%"/>
    </style:style>
    <style:style style:name="T60" style:family="text">
      <style:text-properties style:font-name="Arial" fo:font-size="11pt" fo:letter-spacing="0.0138in" fo:font-style="normal" fo:font-weight="normal" style:font-size-asian="11pt" style:font-style-asian="normal" style:font-weight-asian="normal" style:text-scale="100%"/>
    </style:style>
    <style:style style:name="T61" style:family="text">
      <style:text-properties style:font-name="Arial" fo:font-size="11pt" fo:letter-spacing="0.0346in" fo:font-style="normal" fo:font-weight="normal" style:font-size-asian="11pt" style:font-style-asian="normal" style:font-weight-asian="normal" style:text-scale="100%"/>
    </style:style>
    <style:style style:name="T62" style:family="text">
      <style:text-properties style:font-name="Arial" fo:font-size="11pt" fo:letter-spacing="0.0362in" fo:font-style="normal" fo:font-weight="normal" style:font-size-asian="11pt" style:font-style-asian="normal" style:font-weight-asian="normal" style:text-scale="100%"/>
    </style:style>
    <style:style style:name="T63" style:family="text">
      <style:text-properties style:font-name="Arial" fo:font-size="11pt" fo:letter-spacing="0.0366in" fo:font-style="normal" fo:font-weight="normal" style:font-size-asian="11pt" style:font-style-asian="normal" style:font-weight-asian="normal" style:text-scale="100%"/>
    </style:style>
    <style:style style:name="T64" style:family="text">
      <style:text-properties style:font-name="Arial" fo:font-size="11pt" fo:letter-spacing="0.0008in" fo:font-style="normal" fo:font-weight="normal" style:font-size-asian="11pt" style:font-style-asian="normal" style:font-weight-asian="normal" style:text-scale="100%"/>
    </style:style>
    <style:style style:name="T65" style:family="text">
      <style:text-properties style:font-name="Arial" fo:font-size="11pt" fo:letter-spacing="0.0047in" fo:font-weight="normal" style:font-size-asian="11pt" style:font-weight-asian="normal" style:text-scale="100%"/>
    </style:style>
    <style:style style:name="T66" style:family="text">
      <style:text-properties style:font-name="Arial" fo:font-size="11pt" fo:letter-spacing="0.0055in" fo:font-weight="normal" style:font-size-asian="11pt" style:font-weight-asian="normal" style:text-scale="100%"/>
    </style:style>
    <style:style style:name="T67" style:family="text">
      <style:text-properties style:font-name="Arial" fo:font-size="11pt" fo:letter-spacing="-0.0043in" fo:font-style="normal" fo:font-weight="normal" style:font-size-asian="11pt" style:font-style-asian="normal" style:font-weight-asian="normal" style:text-scale="100%"/>
    </style:style>
    <style:style style:name="T68" style:family="text">
      <style:text-properties style:font-name="Arial" fo:font-size="11pt" fo:letter-spacing="-0.0043in" fo:font-weight="normal" style:font-size-asian="11pt" style:font-weight-asian="normal" style:text-scale="100%"/>
    </style:style>
    <style:style style:name="T69" style:family="text">
      <style:text-properties style:font-name="Arial" fo:font-size="11pt" fo:letter-spacing="0.0508in" fo:font-weight="normal" style:font-size-asian="11pt" style:font-weight-asian="normal" style:text-scale="150%"/>
    </style:style>
    <style:style style:name="T70" style:family="text">
      <style:text-properties style:font-name="Arial" fo:font-size="11pt" fo:letter-spacing="0.0181in" fo:font-weight="normal" style:font-size-asian="11pt" style:font-weight-asian="normal" style:text-scale="100%"/>
    </style:style>
    <style:style style:name="T71" style:family="text">
      <style:text-properties style:font-name="Arial" fo:font-size="11pt" fo:letter-spacing="0.0091in" fo:font-weight="normal" style:font-size-asian="11pt" style:font-weight-asian="normal" style:text-scale="100%"/>
    </style:style>
    <style:style style:name="T72" style:family="text">
      <style:text-properties style:font-name="Arial" fo:font-size="11pt" fo:letter-spacing="0.0098in" fo:font-weight="normal" style:font-size-asian="11pt" style:font-weight-asian="normal" style:text-scale="100%"/>
    </style:style>
    <style:style style:name="T73" style:family="text">
      <style:text-properties style:font-name="Arial" fo:font-size="11pt" fo:letter-spacing="0.0201in" fo:font-weight="normal" style:font-size-asian="11pt" style:font-weight-asian="normal" style:text-scale="100%"/>
    </style:style>
    <style:style style:name="T74" style:family="text">
      <style:text-properties style:font-name="Arial" fo:font-size="11pt" fo:letter-spacing="0.0209in" fo:font-weight="normal" style:font-size-asian="11pt" style:font-weight-asian="normal" style:text-scale="100%"/>
    </style:style>
    <style:style style:name="T75" style:family="text">
      <style:text-properties style:font-name="Arial" fo:font-size="11pt" fo:letter-spacing="0.0409in" fo:font-weight="normal" style:font-size-asian="11pt" style:font-weight-asian="normal" style:text-scale="150%"/>
    </style:style>
    <style:style style:name="T76" style:family="text">
      <style:text-properties style:font-name="Arial" fo:font-size="11pt" fo:letter-spacing="0.0035in" fo:font-weight="normal" style:font-size-asian="11pt" style:font-weight-asian="normal" style:text-scale="100%"/>
    </style:style>
    <style:style style:name="T77" style:family="text">
      <style:text-properties style:font-name="Arial" fo:font-size="11pt" fo:letter-spacing="0.0429in" fo:font-weight="normal" style:font-size-asian="11pt" style:font-weight-asian="normal" style:text-scale="150%"/>
    </style:style>
    <style:style style:name="T78" style:family="text">
      <style:text-properties style:font-name="Arial" fo:font-size="11pt" fo:letter-spacing="0.0437in" fo:font-weight="normal" style:font-size-asian="11pt" style:font-weight-asian="normal" style:text-scale="150%"/>
    </style:style>
    <style:style style:name="T79" style:family="text">
      <style:text-properties style:font-name="Arial" fo:font-size="11pt" fo:letter-spacing="0.0189in" fo:font-weight="normal" style:font-size-asian="11pt" style:font-weight-asian="normal" style:text-scale="100%"/>
    </style:style>
    <style:style style:name="T80" style:family="text">
      <style:text-properties style:font-name="Arial" fo:font-size="11pt" fo:letter-spacing="0.0118in" fo:font-style="normal" fo:font-weight="normal" style:font-size-asian="11pt" style:font-style-asian="normal" style:font-weight-asian="normal" style:text-scale="100%"/>
    </style:style>
    <style:style style:name="T81" style:family="text">
      <style:text-properties style:font-name="Arial" fo:font-size="11pt" fo:letter-spacing="-0.0071in" fo:font-weight="normal" style:font-size-asian="11pt" style:font-weight-asian="normal" style:text-scale="100%"/>
    </style:style>
    <style:style style:name="T82" style:family="text">
      <style:text-properties style:font-name="Arial" fo:font-size="11pt" fo:letter-spacing="-0.0075in" fo:font-style="normal" fo:font-weight="normal" style:font-size-asian="11pt" style:font-style-asian="normal" style:font-weight-asian="normal" style:text-scale="100%"/>
    </style:style>
    <style:style style:name="T83" style:family="text">
      <style:text-properties style:font-name="Arial" fo:font-size="11pt" fo:letter-spacing="-0.0063in" fo:font-weight="bold" style:font-size-asian="11pt" style:font-weight-asian="bold" style:text-scale="100%"/>
    </style:style>
    <style:style style:name="T84" style:family="text">
      <style:text-properties style:font-name="Arial" fo:font-size="9pt" fo:letter-spacing="normal" fo:font-weight="bold" style:font-size-asian="9pt" style:font-weight-asian="bold" style:text-scale="100%"/>
    </style:style>
    <style:style style:name="T85" style:family="text">
      <style:text-properties style:font-name="Arial" fo:font-size="9pt" fo:letter-spacing="normal" fo:font-weight="normal" style:font-size-asian="9pt" style:font-weight-asian="normal" style:text-scale="100%"/>
    </style:style>
    <style:style style:name="T86" style:family="text">
      <style:text-properties style:font-name="Arial" fo:font-size="9pt" fo:letter-spacing="normal" style:font-size-asian="9pt" style:text-scale="100%"/>
    </style:style>
    <style:style style:name="T87" style:family="text">
      <style:text-properties style:font-name="Arial" fo:font-size="9pt" fo:letter-spacing="-0.0008in" fo:font-weight="bold" style:font-size-asian="9pt" style:font-weight-asian="bold" style:text-scale="100%"/>
    </style:style>
    <style:style style:name="T88" style:family="text">
      <style:text-properties style:font-name="Arial" fo:font-size="9pt" fo:letter-spacing="-0.0016in" fo:font-weight="bold" style:font-size-asian="9pt" style:font-weight-asian="bold" style:text-scale="100%"/>
    </style:style>
    <style:style style:name="T89" style:family="text">
      <style:text-properties style:font-name="Arial" fo:font-size="9pt" fo:letter-spacing="-0.0016in" style:font-size-asian="9pt" style:text-scale="100%"/>
    </style:style>
    <style:style style:name="T90" style:family="text">
      <style:text-properties style:font-name="Arial" fo:font-size="9pt" fo:letter-spacing="0.028in" fo:font-weight="normal" style:font-size-asian="9pt" style:font-weight-asian="normal" style:text-scale="100%"/>
    </style:style>
    <style:style style:name="T91" style:family="text">
      <style:text-properties style:font-name="Arial" fo:font-size="9pt" fo:letter-spacing="0.028in" fo:font-weight="bold" style:font-size-asian="9pt" style:font-weight-asian="bold" style:text-scale="100%"/>
    </style:style>
    <style:style style:name="T92" style:family="text">
      <style:text-properties style:font-name="Arial" fo:font-size="9pt" fo:letter-spacing="-0.0035in" fo:font-weight="bold" style:font-size-asian="9pt" style:font-weight-asian="bold" style:text-scale="100%"/>
    </style:style>
    <style:style style:name="T93" style:family="text">
      <style:text-properties style:font-name="Arial" fo:font-size="9pt" fo:letter-spacing="0.0244in" fo:font-weight="bold" style:font-size-asian="9pt" style:font-weight-asian="bold" style:text-scale="100%"/>
    </style:style>
    <style:style style:name="T94" style:family="text">
      <style:text-properties style:font-name="Arial" fo:font-size="9pt" fo:letter-spacing="0.002in" fo:font-weight="bold" style:font-size-asian="9pt" style:font-weight-asian="bold" style:text-scale="100%"/>
    </style:style>
    <style:style style:name="T95" style:family="text">
      <style:text-properties style:font-name="Arial" fo:font-size="9pt" fo:letter-spacing="0.0028in" fo:font-weight="bold" style:font-size-asian="9pt" style:font-weight-asian="bold" style:text-scale="100%"/>
    </style:style>
    <style:style style:name="T96" style:family="text">
      <style:text-properties style:font-name="Arial" fo:font-size="10pt" style:font-size-asian="10pt"/>
    </style:style>
    <style:style style:name="T97" style:family="text">
      <style:text-properties style:font-name="Arial" fo:font-size="8pt" fo:letter-spacing="-0.0016in" fo:font-weight="bold" style:font-size-asian="8pt" style:font-weight-asian="bold" style:text-scale="100%"/>
    </style:style>
    <style:style style:name="T98" style:family="text">
      <style:text-properties style:font-name="Arial" fo:font-size="8pt" fo:letter-spacing="-0.0016in" fo:font-style="italic" fo:font-weight="normal" style:font-size-asian="8pt" style:font-style-asian="italic" style:font-weight-asian="normal" style:text-scale="100%"/>
    </style:style>
    <style:style style:name="T99" style:family="text">
      <style:text-properties style:font-name="Arial" fo:font-size="8pt" fo:letter-spacing="-0.0071in" fo:font-weight="bold" style:font-size-asian="8pt" style:font-weight-asian="bold" style:text-scale="100%"/>
    </style:style>
    <style:style style:name="T100" style:family="text">
      <style:text-properties style:font-name="Arial" fo:font-size="8pt" fo:letter-spacing="normal" fo:font-weight="bold" style:font-size-asian="8pt" style:font-weight-asian="bold" style:text-scale="100%"/>
    </style:style>
    <style:style style:name="T101" style:family="text">
      <style:text-properties style:font-name="Arial" fo:font-size="8pt" fo:letter-spacing="normal" fo:font-style="italic" fo:font-weight="normal" style:font-size-asian="8pt" style:font-style-asian="italic" style:font-weight-asian="normal" style:text-scale="100%"/>
    </style:style>
    <style:style style:name="T102" style:family="text">
      <style:text-properties style:font-name="Arial" fo:font-size="8pt" fo:letter-spacing="-0.0035in" fo:font-weight="bold" style:font-size-asian="8pt" style:font-weight-asian="bold" style:text-scale="100%"/>
    </style:style>
    <style:style style:name="T103" style:family="text">
      <style:text-properties style:font-name="Arial" fo:font-size="8pt" fo:letter-spacing="-0.0035in" fo:font-style="italic" fo:font-weight="normal" style:font-size-asian="8pt" style:font-style-asian="italic" style:font-weight-asian="normal" style:text-scale="100%"/>
    </style:style>
    <style:style style:name="T104" style:family="text">
      <style:text-properties style:font-name="Arial" fo:font-size="8pt" fo:letter-spacing="-0.0043in" fo:font-style="italic" fo:font-weight="normal" style:font-size-asian="8pt" style:font-style-asian="italic" style:font-weight-asian="normal" style:text-scale="100%"/>
    </style:style>
    <style:style style:name="T105" style:family="text">
      <style:text-properties style:font-name="Arial" fo:font-size="8pt" fo:letter-spacing="-0.0028in" fo:font-style="italic" fo:font-weight="normal" style:font-size-asian="8pt" style:font-style-asian="italic" style:font-weight-asian="normal" style:text-scale="100%"/>
    </style:style>
    <style:style style:name="T106" style:family="text">
      <style:text-properties style:font-name="Arial" fo:font-size="8pt" fo:letter-spacing="-0.0008in" fo:font-style="italic" fo:font-weight="normal" style:font-size-asian="8pt" style:font-style-asian="italic" style:font-weight-asian="normal" style:text-scale="100%"/>
    </style:style>
    <style:style style:name="T107" style:family="text">
      <style:text-properties style:font-name="Arial" fo:font-size="8pt" fo:letter-spacing="-0.0272in" fo:font-style="italic" fo:font-weight="normal" style:font-size-asian="8pt" style:font-style-asian="italic" style:font-weight-asian="normal" style:text-scale="100%"/>
    </style:style>
    <style:style style:name="T108" style:family="text">
      <style:text-properties style:font-name="Arial" fo:font-size="8pt" fo:letter-spacing="-0.0307in" fo:font-style="italic" fo:font-weight="normal" style:font-size-asian="8pt" style:font-style-asian="italic" style:font-weight-asian="normal" style:text-scale="100%"/>
    </style:style>
    <style:style style:name="T109" style:family="text">
      <style:text-properties style:font-name="Arial" fo:font-size="8pt" fo:letter-spacing="-0.0165in" fo:font-style="italic" fo:font-weight="normal" style:font-size-asian="8pt" style:font-style-asian="italic" style:font-weight-asian="normal" style:text-scale="100%"/>
    </style:style>
    <style:style style:name="T110" style:family="text">
      <style:text-properties style:font-name="Arial" fo:font-size="8pt" fo:letter-spacing="-0.002in" fo:font-style="italic" fo:font-weight="normal" style:font-size-asian="8pt" style:font-style-asian="italic" style:font-weight-asian="normal" style:text-scale="100%"/>
    </style:style>
    <style:style style:name="T111" style:family="text">
      <style:text-properties style:font-name="Arial" fo:font-size="8pt" fo:letter-spacing="0.0555in" fo:font-style="italic" fo:font-weight="normal" style:font-size-asian="8pt" style:font-style-asian="italic" style:font-weight-asian="normal" style:text-scale="100%"/>
    </style:style>
    <style:style style:name="T112" style:family="text">
      <style:text-properties style:font-name="Arial" fo:font-size="7.5pt" fo:letter-spacing="normal" fo:font-weight="normal" style:font-size-asian="7.5pt" style:font-weight-asian="normal" style:text-scale="100%"/>
    </style:style>
    <style:style style:name="T113" style:family="text">
      <style:text-properties style:font-name="Arial" fo:font-size="7.5pt" fo:letter-spacing="normal" fo:font-style="italic" fo:font-weight="normal" style:font-size-asian="7.5pt" style:font-style-asian="italic" style:font-weight-asian="normal" style:text-scale="100%"/>
    </style:style>
    <style:style style:name="T114" style:family="text">
      <style:text-properties style:font-name="Arial" fo:font-size="7.5pt" fo:letter-spacing="normal" fo:font-style="normal" fo:font-weight="bold" style:font-size-asian="7.5pt" style:font-style-asian="normal" style:font-weight-asian="bold" style:text-scale="100%"/>
    </style:style>
    <style:style style:name="T115" style:family="text">
      <style:text-properties style:font-name="Arial" fo:font-size="7.5pt" fo:letter-spacing="normal" fo:font-style="normal" fo:font-weight="normal" style:font-size-asian="7.5pt" style:font-style-asian="normal" style:font-weight-asian="normal" style:text-scale="100%"/>
    </style:style>
    <style:style style:name="T116" style:family="text">
      <style:text-properties style:font-name="Arial" fo:font-size="7.5pt" fo:letter-spacing="-0.002in" fo:font-weight="normal" style:font-size-asian="7.5pt" style:font-weight-asian="normal" style:text-scale="100%"/>
    </style:style>
    <style:style style:name="T117" style:family="text">
      <style:text-properties style:font-name="Arial" fo:font-size="7.5pt" fo:letter-spacing="-0.002in" fo:font-style="italic" fo:font-weight="normal" style:font-size-asian="7.5pt" style:font-style-asian="italic" style:font-weight-asian="normal" style:text-scale="100%"/>
    </style:style>
    <style:style style:name="T118" style:family="text">
      <style:text-properties style:font-name="Arial" fo:font-size="7.5pt" fo:letter-spacing="-0.002in" fo:font-style="normal" fo:font-weight="bold" style:font-size-asian="7.5pt" style:font-style-asian="normal" style:font-weight-asian="bold" style:text-scale="100%"/>
    </style:style>
    <style:style style:name="T119" style:family="text">
      <style:text-properties style:font-name="Arial" fo:font-size="7.5pt" fo:letter-spacing="-0.0008in" fo:font-weight="normal" style:font-size-asian="7.5pt" style:font-weight-asian="normal" style:text-scale="100%"/>
    </style:style>
    <style:style style:name="T120" style:family="text">
      <style:text-properties style:font-name="Arial" fo:font-size="7.5pt" fo:letter-spacing="-0.0008in" fo:font-style="italic" fo:font-weight="normal" style:font-size-asian="7.5pt" style:font-style-asian="italic" style:font-weight-asian="normal" style:text-scale="100%"/>
    </style:style>
    <style:style style:name="T121" style:family="text">
      <style:text-properties style:font-name="Arial" fo:font-size="7.5pt" fo:letter-spacing="-0.0008in" fo:font-style="normal" fo:font-weight="bold" style:font-size-asian="7.5pt" style:font-style-asian="normal" style:font-weight-asian="bold" style:text-scale="100%"/>
    </style:style>
    <style:style style:name="T122" style:family="text">
      <style:text-properties style:font-name="Arial" fo:font-size="7.5pt" fo:letter-spacing="-0.0008in" fo:font-style="normal" fo:font-weight="normal" style:font-size-asian="7.5pt" style:font-style-asian="normal" style:font-weight-asian="normal" style:text-scale="100%"/>
    </style:style>
    <style:style style:name="T123" style:family="text">
      <style:text-properties style:font-name="Arial" fo:font-size="7.5pt" fo:letter-spacing="-0.0063in" fo:font-weight="normal" style:font-size-asian="7.5pt" style:font-weight-asian="normal" style:text-scale="100%"/>
    </style:style>
    <style:style style:name="T124" style:family="text">
      <style:text-properties style:font-name="Arial" fo:font-size="7.5pt" fo:letter-spacing="-0.0016in" fo:font-weight="normal" style:font-size-asian="7.5pt" style:font-weight-asian="normal" style:text-scale="100%"/>
    </style:style>
    <style:style style:name="T125" style:family="text">
      <style:text-properties style:font-name="Arial" fo:font-size="7.5pt" fo:letter-spacing="-0.0016in" fo:font-style="normal" fo:font-weight="normal" style:font-size-asian="7.5pt" style:font-style-asian="normal" style:font-weight-asian="normal" style:text-scale="100%"/>
    </style:style>
    <style:style style:name="T126" style:family="text">
      <style:text-properties style:font-name="Arial" fo:font-size="7.5pt" fo:letter-spacing="-0.0016in" fo:font-style="normal" fo:font-weight="bold" style:font-size-asian="7.5pt" style:font-style-asian="normal" style:font-weight-asian="bold" style:text-scale="100%"/>
    </style:style>
    <style:style style:name="T127" style:family="text">
      <style:text-properties style:font-name="Arial" fo:font-size="7.5pt" fo:letter-spacing="-0.0016in" fo:font-style="italic" fo:font-weight="normal" style:font-size-asian="7.5pt" style:font-style-asian="italic" style:font-weight-asian="normal" style:text-scale="100%"/>
    </style:style>
    <style:style style:name="T128" style:family="text">
      <style:text-properties style:font-name="Arial" fo:font-size="7.5pt" fo:letter-spacing="-0.0028in" fo:font-weight="normal" style:font-size-asian="7.5pt" style:font-weight-asian="normal" style:text-scale="100%"/>
    </style:style>
    <style:style style:name="T129" style:family="text">
      <style:text-properties style:font-name="Arial" fo:font-size="7.5pt" fo:letter-spacing="-0.0028in" fo:font-style="italic" fo:font-weight="normal" style:font-size-asian="7.5pt" style:font-style-asian="italic" style:font-weight-asian="normal" style:text-scale="100%"/>
    </style:style>
    <style:style style:name="T130" style:family="text">
      <style:text-properties style:font-name="Arial" fo:font-size="7.5pt" fo:letter-spacing="-0.0028in" fo:font-style="normal" fo:font-weight="bold" style:font-size-asian="7.5pt" style:font-style-asian="normal" style:font-weight-asian="bold" style:text-scale="100%"/>
    </style:style>
    <style:style style:name="T131" style:family="text">
      <style:text-properties style:font-name="Arial" fo:font-size="7.5pt" fo:letter-spacing="-0.0035in" fo:font-weight="normal" style:font-size-asian="7.5pt" style:font-weight-asian="normal" style:text-scale="100%"/>
    </style:style>
    <style:style style:name="T132" style:family="text">
      <style:text-properties style:font-name="Arial" fo:font-size="7.5pt" fo:letter-spacing="-0.0035in" fo:font-style="italic" fo:font-weight="normal" style:font-size-asian="7.5pt" style:font-style-asian="italic" style:font-weight-asian="normal" style:text-scale="100%"/>
    </style:style>
    <style:style style:name="T133" style:family="text">
      <style:text-properties style:font-name="Arial" fo:font-size="7.5pt" fo:letter-spacing="-0.0035in" fo:font-style="normal" fo:font-weight="bold" style:font-size-asian="7.5pt" style:font-style-asian="normal" style:font-weight-asian="bold" style:text-scale="100%"/>
    </style:style>
    <style:style style:name="T134" style:family="text">
      <style:text-properties style:font-name="Arial" fo:font-size="7.5pt" fo:letter-spacing="-0.0043in" fo:font-weight="normal" style:font-size-asian="7.5pt" style:font-weight-asian="normal" style:text-scale="100%"/>
    </style:style>
    <style:style style:name="T135" style:family="text">
      <style:text-properties style:font-name="Arial" fo:font-size="7.5pt" fo:letter-spacing="-0.0043in" fo:font-style="italic" fo:font-weight="normal" style:font-size-asian="7.5pt" style:font-style-asian="italic" style:font-weight-asian="normal" style:text-scale="100%"/>
    </style:style>
    <style:style style:name="T136" style:family="text">
      <style:text-properties style:font-name="Arial" fo:font-size="7.5pt" fo:letter-spacing="-0.0071in" fo:font-weight="normal" style:font-size-asian="7.5pt" style:font-weight-asian="normal" style:text-scale="100%"/>
    </style:style>
    <style:style style:name="T137" style:family="text">
      <style:text-properties style:font-name="Arial" fo:font-size="7.5pt" fo:letter-spacing="-0.0071in" fo:font-style="normal" fo:font-weight="normal" style:font-size-asian="7.5pt" style:font-style-asian="normal" style:font-weight-asian="normal" style:text-scale="100%"/>
    </style:style>
    <style:style style:name="T138" style:family="text">
      <style:text-properties style:font-name="Arial" fo:font-size="7.5pt" fo:letter-spacing="0.028in" fo:font-style="normal" fo:font-weight="bold" style:font-size-asian="7.5pt" style:font-style-asian="normal" style:font-weight-asian="bold" style:text-scale="100%"/>
    </style:style>
    <style:style style:name="T139" style:family="text">
      <style:text-properties style:font-name="Arial" fo:font-size="7.5pt" fo:letter-spacing="-0.0047in" fo:font-weight="normal" style:font-size-asian="7.5pt" style:font-weight-asian="normal" style:text-scale="100%"/>
    </style:style>
    <style:style style:name="T140" style:family="text">
      <style:text-properties style:font-name="Arial" fo:font-size="7.5pt" fo:letter-spacing="-0.0075in" fo:font-weight="normal" style:font-size-asian="7.5pt" style:font-weight-asian="normal" style:text-scale="100%"/>
    </style:style>
    <style:style style:name="T141" style:family="text">
      <style:text-properties style:font-name="Arial" fo:font-size="7.5pt" fo:letter-spacing="-0.0083in" fo:font-weight="normal" style:font-size-asian="7.5pt" style:font-weight-asian="normal" style:text-scale="100%"/>
    </style:style>
    <style:style style:name="T142" style:family="text">
      <style:text-properties style:font-name="Arial" fo:font-size="7.5pt" fo:letter-spacing="-0.0055in" fo:font-weight="normal" style:font-size-asian="7.5pt" style:font-weight-asian="normal" style:text-scale="100%"/>
    </style:style>
    <style:style style:name="T143" style:family="text">
      <style:text-properties style:font-name="Arial" fo:font-size="7.5pt" fo:letter-spacing="-0.0091in" fo:font-weight="normal" style:font-size-asian="7.5pt" style:font-weight-asian="normal" style:text-scale="100%"/>
    </style:style>
    <style:style style:name="T144" style:family="text">
      <style:text-properties style:text-position="36% 100%" style:font-name="Arial" fo:font-size="7pt" fo:letter-spacing="normal" fo:font-weight="normal" style:font-size-asian="7pt" style:font-weight-asian="normal" style:text-scale="100%"/>
    </style:style>
    <style:style style:name="T145" style:family="text">
      <style:text-properties style:text-position="36% 100%" style:font-name="Arial" fo:font-size="7pt" fo:letter-spacing="normal" fo:font-style="normal" fo:font-weight="normal" style:font-size-asian="7pt" style:font-style-asian="normal" style:font-weight-asian="normal" style:text-scale="100%"/>
    </style:style>
    <style:style style:name="T146" style:family="text">
      <style:text-properties style:text-position="36% 100%" style:font-name="Arial" fo:font-size="7pt" fo:letter-spacing="0.0161in" fo:font-weight="normal" style:font-size-asian="7pt" style:font-weight-asian="normal" style:text-scale="100%"/>
    </style:style>
    <style:style style:name="T147" style:family="text">
      <style:text-properties style:text-position="36% 100%" style:font-name="Arial" fo:font-size="7pt" fo:letter-spacing="0.028in" fo:font-style="normal" fo:font-weight="normal" style:font-size-asian="7pt" style:font-style-asian="normal" style:font-weight-asian="normal" style:text-scale="100%"/>
    </style:style>
    <style:style style:name="T148" style:family="text">
      <style:text-properties style:text-position="36% 100%" style:font-name="Arial" fo:font-size="7pt" fo:letter-spacing="0.028in" fo:font-weight="normal" style:font-size-asian="7pt" style:font-weight-asian="normal" style:text-scale="100%"/>
    </style:style>
    <style:style style:name="T149" style:family="text">
      <style:text-properties style:text-position="36% 100%" style:font-name="Arial" fo:font-size="7pt" fo:letter-spacing="0.0138in" fo:font-weight="normal" style:font-size-asian="7pt" style:font-weight-asian="normal" style:text-scale="100%"/>
    </style:style>
    <style:style style:name="T150" style:family="text">
      <style:text-properties style:text-position="36% 100%" style:font-name="Arial" fo:font-size="7pt" fo:letter-spacing="0.0165in" fo:font-weight="normal" style:font-size-asian="7pt" style:font-weight-asian="normal" style:text-scale="100%"/>
    </style:style>
    <style:style style:name="T151" style:family="text">
      <style:text-properties style:text-position="36% 100%" style:font-name="Arial" fo:font-size="7pt" fo:letter-spacing="0.0181in" fo:font-weight="normal" style:font-size-asian="7pt" style:font-weight-asian="normal" style:text-scale="100%"/>
    </style:style>
    <style:style style:name="T152" style:family="text">
      <style:text-properties fo:color="#191919" loext:opacity="100%" style:font-name="Arial" fo:font-size="11pt" fo:letter-spacing="normal" fo:font-weight="normal" style:font-size-asian="11pt" style:font-weight-asian="normal" style:text-scale="100%"/>
    </style:style>
    <style:style style:name="T153" style:family="text">
      <style:text-properties fo:color="#191919" loext:opacity="100%" style:font-name="Arial" fo:font-size="11pt" fo:letter-spacing="normal" fo:font-weight="bold" style:font-size-asian="11pt" style:font-weight-asian="bold" style:text-scale="100%"/>
    </style:style>
    <style:style style:name="T154" style:family="text">
      <style:text-properties fo:color="#191919" loext:opacity="100%" style:font-name="Arial" fo:font-size="11pt" fo:letter-spacing="normal" fo:font-style="normal" fo:font-weight="normal" style:font-size-asian="11pt" style:font-style-asian="normal" style:font-weight-asian="normal" style:text-scale="100%"/>
    </style:style>
    <style:style style:name="T155" style:family="text">
      <style:text-properties fo:color="#191919" loext:opacity="100%" style:font-name="Arial" fo:font-size="11pt" fo:letter-spacing="0.028in" fo:font-weight="normal" style:font-size-asian="11pt" style:font-weight-asian="normal" style:text-scale="100%"/>
    </style:style>
    <style:style style:name="T156" style:family="text">
      <style:text-properties fo:color="#191919" loext:opacity="100%" style:font-name="Arial" fo:font-size="11pt" fo:letter-spacing="-0.002in" fo:font-weight="normal" style:font-size-asian="11pt" style:font-weight-asian="normal" style:text-scale="100%"/>
    </style:style>
    <style:style style:name="T157" style:family="text">
      <style:text-properties fo:color="#191919" loext:opacity="100%" style:font-name="Arial" fo:font-size="11pt" fo:letter-spacing="0.011in" fo:font-weight="normal" style:font-size-asian="11pt" style:font-weight-asian="normal" style:text-scale="100%"/>
    </style:style>
    <style:style style:name="T158" style:family="text">
      <style:text-properties fo:color="#191919" loext:opacity="100%" style:font-name="Arial" fo:font-size="11pt" fo:letter-spacing="0.0134in" fo:font-weight="normal" style:font-size-asian="11pt" style:font-weight-asian="normal" style:text-scale="100%"/>
    </style:style>
    <style:style style:name="T159" style:family="text">
      <style:text-properties fo:color="#191919" loext:opacity="100%" style:font-name="Arial" fo:font-size="11pt" fo:letter-spacing="0.0047in" fo:font-weight="normal" style:font-size-asian="11pt" style:font-weight-asian="normal" style:text-scale="100%"/>
    </style:style>
    <style:style style:name="T160" style:family="text">
      <style:text-properties fo:color="#191919" loext:opacity="100%" style:font-name="Arial" fo:font-size="11pt" fo:letter-spacing="-0.0028in" fo:font-weight="normal" style:font-size-asian="11pt" style:font-weight-asian="normal" style:text-scale="100%"/>
    </style:style>
    <style:style style:name="T161" style:family="text">
      <style:text-properties fo:color="#191919" loext:opacity="100%" style:font-name="Arial" fo:font-size="11pt" fo:letter-spacing="-0.0008in" fo:font-weight="normal" style:font-size-asian="11pt" style:font-weight-asian="normal" style:text-scale="100%"/>
    </style:style>
    <style:style style:name="T162" style:family="text">
      <style:text-properties fo:color="#191919" loext:opacity="100%" style:font-name="Arial" fo:font-size="11pt" fo:letter-spacing="-0.0071in" fo:font-weight="normal" style:font-size-asian="11pt" style:font-weight-asian="normal" style:text-scale="100%"/>
    </style:style>
    <style:style style:name="T163" style:family="text">
      <style:text-properties fo:color="#000000" loext:opacity="100%" style:font-name="Arial" fo:font-size="11pt" fo:letter-spacing="normal" fo:font-weight="normal" style:font-size-asian="11pt" style:font-weight-asian="normal" style:text-scale="100%"/>
    </style:style>
    <style:style style:name="T164" style:family="text">
      <style:text-properties fo:color="#000000" loext:opacity="100%" style:font-name="Arial" fo:font-size="11pt" fo:letter-spacing="normal" fo:font-style="normal" fo:font-weight="normal" style:font-size-asian="11pt" style:font-style-asian="normal" style:font-weight-asian="normal" style:text-scale="100%"/>
    </style:style>
    <style:style style:name="T165" style:family="text">
      <style:text-properties fo:color="#000000" loext:opacity="100%" style:text-position="36% 100%" style:font-name="Arial" fo:font-size="7pt" fo:letter-spacing="normal" fo:font-weight="normal" style:font-size-asian="7pt" style:font-weight-asian="normal" style:text-scale="100%"/>
    </style:style>
    <style:style style:name="T166" style:family="text">
      <style:text-properties fo:color="#000000" loext:opacity="100%" style:text-position="36% 100%" style:font-name="Arial" fo:font-size="7pt" fo:letter-spacing="0.028in" fo:font-weight="normal" style:font-size-asian="7pt" style:font-weight-asian="normal" style:text-scale="100%"/>
    </style:style>
    <style:style style:name="T167" style:family="text">
      <style:text-properties style:text-position="-22% 100%" style:font-name="Arial" fo:font-size="9pt" fo:letter-spacing="normal" fo:font-weight="bold" style:font-size-asian="9pt" style:font-weight-asian="bold" style:text-scale="100%"/>
    </style:style>
    <style:style style:name="T168" style:family="text">
      <style:text-properties style:text-position="-22% 100%" style:font-name="Arial" fo:font-size="9pt" fo:letter-spacing="-0.0016in" fo:font-weight="bold" style:font-size-asian="9pt" style:font-weight-asian="bold" style:text-scale="100%"/>
    </style:style>
    <style:style style:name="T169" style:family="text">
      <style:text-properties style:text-position="-22% 100%" style:font-name="Arial" fo:font-size="9pt" fo:letter-spacing="-0.0008in" fo:font-weight="bold" style:font-size-asian="9pt" style:font-weight-asian="bold" style:text-scale="100%"/>
    </style:style>
    <style:style style:name="T170" style:family="text">
      <style:text-properties style:font-name="Symbol" fo:font-size="11pt" fo:letter-spacing="normal" fo:font-weight="normal" style:font-size-asian="11pt" style:font-weight-asian="normal" style:text-scale="100%"/>
    </style:style>
    <style:style style:name="T171" style:family="text">
      <style:text-properties style:text-position="-11% 100%" style:font-name="Arial" fo:font-size="9pt" fo:letter-spacing="normal" fo:font-weight="bold" style:font-size-asian="9pt" style:font-weight-asian="bold" style:text-scale="100%"/>
    </style:style>
    <style:style style:name="T172" style:family="text">
      <style:text-properties style:text-position="-11% 100%" style:font-name="Arial" fo:font-size="9pt" fo:letter-spacing="normal" fo:font-weight="normal" style:font-size-asian="9pt" style:font-weight-asian="normal" style:text-scale="100%"/>
    </style:style>
    <style:style style:name="T173" style:family="text">
      <style:text-properties style:text-position="-11% 100%" style:font-name="Arial" fo:font-size="9pt" fo:letter-spacing="0.0445in" fo:font-weight="bold" style:font-size-asian="9pt" style:font-weight-asian="bold" style:text-scale="100%"/>
    </style:style>
    <style:style style:name="T174" style:family="text">
      <style:text-properties style:text-position="-11% 100%" style:font-name="Arial" fo:font-size="9pt" fo:letter-spacing="0.0445in" fo:font-weight="normal" style:font-size-asian="9pt" style:font-weight-asian="normal" style:text-scale="100%"/>
    </style:style>
    <style:style style:name="T175" style:family="text">
      <style:text-properties style:text-position="-11% 100%" style:font-name="Arial" fo:font-size="9pt" fo:letter-spacing="0.0409in" fo:font-weight="bold" style:font-size-asian="9pt" style:font-weight-asian="bold" style:text-scale="100%"/>
    </style:style>
    <style:style style:name="T176" style:family="text">
      <style:text-properties style:text-position="-11% 100%" style:font-name="Arial" fo:font-size="9pt" fo:letter-spacing="0.0437in" fo:font-weight="bold" style:font-size-asian="9pt" style:font-weight-asian="bold" style:text-scale="100%"/>
    </style:style>
    <style:style style:name="T177" style:family="text">
      <style:text-properties style:text-position="-11% 100%" style:font-name="Arial" fo:font-size="9pt" fo:letter-spacing="0.0437in" fo:font-weight="normal" style:font-size-asian="9pt" style:font-weight-asian="normal" style:text-scale="100%"/>
    </style:style>
    <style:style style:name="T178" style:family="text">
      <style:text-properties style:text-position="-11% 100%" style:font-name="Arial" fo:font-size="9pt" fo:letter-spacing="-0.0035in" fo:font-weight="normal" style:font-size-asian="9pt" style:font-weight-asian="normal" style:text-scale="100%"/>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8534*" fo:start-indent="0in" fo:end-indent="0.0138in"/>
          <style:column style:rel-width="27001*" fo:start-indent="0.0138in" fo:end-indent="0in"/>
        </style:columns>
      </style:section-properties>
    </style:style>
    <style:style style:name="Sect3" style:family="section">
      <style:section-properties style:editable="false">
        <style:columns fo:column-count="2">
          <style:column style:rel-width="19483*" fo:start-indent="0in" fo:end-indent="0.2583in"/>
          <style:column style:rel-width="46052*" fo:start-indent="0.2583in" fo:end-indent="0in"/>
        </style:columns>
      </style:section-properties>
    </style:style>
    <style:style style:name="Sect4" style:family="section">
      <style:section-properties style:editable="false">
        <style:columns fo:column-count="2">
          <style:column style:rel-width="29975*" fo:start-indent="0in" fo:end-indent="0.0138in"/>
          <style:column style:rel-width="35560*" fo:start-indent="0.0138in" fo:end-indent="0in"/>
        </style:columns>
      </style:section-properties>
    </style:style>
    <style:style style:name="Sect5" style:family="section">
      <style:section-properties text:dont-balance-text-columns="true" style:editable="false">
        <style:columns fo:column-count="2">
          <style:column style:rel-width="52440*" fo:start-indent="0in" fo:end-indent="0.1091in"/>
          <style:column style:rel-width="13095*" fo:start-indent="0.109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6"><text:span text:style-name="T27"/></text:p>
        <text:list xml:id="list2273081319" text:style-name="WWNum1">
          <text:list-item>
            <text:p text:style-name="P7"><text:span text:style-name="T1">Project</text:span><text:span text:style-name="T28"> </text:span><text:span text:style-name="T1">description</text:span><text:span text:style-name="T28"> </text:span><text:span text:style-name="T1">— Redefining</text:span><text:span text:style-name="T28"> </text:span><text:span text:style-name="T1">the visual</text:span><text:span text:style-name="T28"> </text:span><text:span text:style-name="T1">critical</text:span><text:span text:style-name="T28"> </text:span><text:span text:style-name="T1">period: natural</text:span><text:span text:style-name="T28"> </text:span><text:span text:style-name="T1">behavior and</text:span><text:span text:style-name="T28"> </text:span><text:span text:style-name="T1">neural</text:span><text:span text:style-name="T28"> </text:span><text:span text:style-name="T17">dynamics</text:span></text:p>
            <text:list>
              <text:list-item>
                <text:p text:style-name="P30"><text:span text:style-name="T29"><text:s/></text:span><text:span text:style-name="T3">​General</text:span><text:span text:style-name="T29"> </text:span><text:span text:style-name="T3">Scientific</text:span><text:span text:style-name="T29"> </text:span><text:span text:style-name="T3">Challenge</text:span><text:span text:style-name="T29"> </text:span><text:span text:style-name="T3">and</text:span><text:span text:style-name="T29"> </text:span><text:span text:style-name="T3">Project</text:span><text:span text:style-name="T29"> </text:span><text:span text:style-name="T19">Overview</text:span></text:p>
              </text:list-item>
            </text:list>
          </text:list-item>
        </text:list>
        <text:p text:style-name="P35"><text:span text:style-name="T2">At the heart of brain development lies a phenomenon that is both foundational and transformative: the critical period. Critical periods are temporal windows characterized by sensitivity in the nervous system to changes, be it chemical, electrical, or environmental</text:span><text:span text:style-name="T144">1,2</text:span><text:span text:style-name="T2">. During embryonic development, these windows describe periods during which genetic programming guides the initial anatomical connectivity and intrinsic neuronal activity primes circuits and synaptic connections for the arrival of sensory information after birth</text:span><text:span text:style-name="T144">3</text:span><text:span text:style-name="T2">. However, the environment and physical properties of an individual, into which the brain is born, cannot be genetically</text:span><text:span text:style-name="T30"> </text:span><text:span text:style-name="T2">encoded</text:span><text:span text:style-name="T144">2</text:span><text:span text:style-name="T2">.</text:span><text:span text:style-name="T27"> </text:span><text:span text:style-name="T2">Thus,</text:span><text:span text:style-name="T30"> </text:span><text:span text:style-name="T2">the</text:span><text:span text:style-name="T30"> </text:span><text:span text:style-name="T2">arrival</text:span><text:span text:style-name="T30"> </text:span><text:span text:style-name="T2">of</text:span><text:span text:style-name="T30"> </text:span><text:span text:style-name="T2">sensory</text:span><text:span text:style-name="T30"> </text:span><text:span text:style-name="T2">input</text:span><text:span text:style-name="T30"> </text:span><text:span text:style-name="T2">marks</text:span><text:span text:style-name="T30"> </text:span><text:span text:style-name="T2">the</text:span><text:span text:style-name="T30"> </text:span><text:span text:style-name="T2">beginning</text:span><text:span text:style-name="T30"> </text:span><text:span text:style-name="T2">of</text:span><text:span text:style-name="T30"> </text:span><text:span text:style-name="T2">a</text:span><text:span text:style-name="T30"> </text:span><text:span text:style-name="T2">unique</text:span><text:span text:style-name="T30"> </text:span><text:span text:style-name="T2">critical</text:span><text:span text:style-name="T30"> </text:span><text:span text:style-name="T2">period,</text:span><text:span text:style-name="T30"> </text:span><text:span text:style-name="T2">wherein neural circuit maturation is highly malleable and depends strongly on an individual’s experience. Deviation or disruption</text:span><text:span text:style-name="T30"> </text:span><text:span text:style-name="T2">in</text:span><text:span text:style-name="T30"> </text:span><text:span text:style-name="T2">a</text:span><text:span text:style-name="T30"> </text:span><text:span text:style-name="T2">normal</text:span><text:span text:style-name="T30"> </text:span><text:span text:style-name="T2">sensory</text:span><text:span text:style-name="T30"> </text:span><text:span text:style-name="T2">experience</text:span><text:span text:style-name="T30"> </text:span><text:span text:style-name="T2">during</text:span><text:span text:style-name="T30"> </text:span><text:span text:style-name="T2">this</text:span><text:span text:style-name="T30"> </text:span><text:span text:style-name="T2">time</text:span><text:span text:style-name="T30"> </text:span><text:span text:style-name="T2">can</text:span><text:span text:style-name="T30"> </text:span><text:span text:style-name="T2">pose</text:span><text:span text:style-name="T30"> </text:span><text:span text:style-name="T2">serious</text:span><text:span text:style-name="T30"> </text:span><text:span text:style-name="T2">consequences,</text:span><text:span text:style-name="T30"> </text:span><text:span text:style-name="T2">such</text:span><text:span text:style-name="T30"> </text:span><text:span text:style-name="T2">as,</text:span><text:span text:style-name="T30"> </text:span><text:span text:style-name="T2">imprecise anatomical connectivity, aberrant wiring of brain circuits, or long-lasting neurodevelopmental disorders</text:span><text:span text:style-name="T144">4</text:span><text:span text:style-name="T2">. Despite the importance of experience-dependent processes during critical periods, our understanding of this process is severely limited.</text:span></text:p>
        <text:p text:style-name="P61"><text:span text:style-name="T2">According to the classical model, the postnatal critical period of neural development is a feed-forward process: experience shapes neural activity, thereby influencing the structure, gene expression, and function of brain circuits</text:span><text:span text:style-name="T144">5</text:span><text:span text:style-name="T146"> </text:span><text:span text:style-name="T2">(</text:span><text:span text:style-name="T1">Fig. 1, classic</text:span><text:span text:style-name="T28"> </text:span><text:span text:style-name="T1">model</text:span><text:span text:style-name="T2">).</text:span><text:span text:style-name="T30"> </text:span><text:span text:style-name="T4">Missing</text:span><text:span text:style-name="T31"> </text:span><text:span text:style-name="T4">from</text:span><text:span text:style-name="T31"> </text:span><text:span text:style-name="T4">this</text:span><text:span text:style-name="T31"> </text:span><text:span text:style-name="T4">model</text:span><text:span text:style-name="T31"> </text:span><text:span text:style-name="T4">is</text:span><text:span text:style-name="T31"> </text:span><text:span text:style-name="T4">the</text:span><text:span text:style-name="T31"> </text:span><text:span text:style-name="T4">role</text:span><text:span text:style-name="T31"> </text:span><text:span text:style-name="T4">of</text:span><text:span text:style-name="T31"> </text:span><text:span text:style-name="T4">a</text:span><text:span text:style-name="T31"> </text:span><text:span text:style-name="T4">dynamic,</text:span><text:span text:style-name="T5"> </text:span><text:span text:style-name="T4">evolving experience</text:span><text:span text:style-name="T5">. </text:span><text:span text:style-name="T7">Animals are not a passive sponge during the critical period, but rather, engage with the world through dynamically changing experiences as their natural behaviors emerge. Sensory experience and perception are shaped by active behaviors, which are constrained by peripheral sampling and the computational capacity of neural circuits to process and </text:span><text:span text:style-name="T35">propagate </text:span><text:span text:style-name="T39">information. </text:span><text:span text:style-name="T4">We </text:span><text:span text:style-name="T41">propose </text:span><text:span text:style-name="T4">that the </text:span><text:span text:style-name="T36">postnatal</text:span><text:span text:style-name="T37"> </text:span><text:span text:style-name="T4">experience-dependent critical period is a bidirectional or</text:span><text:span text:style-name="T43"> </text:span><text:span text:style-name="T4">recurrent process, involving feed-forward and feed-back</text:span><text:span text:style-name="T5"> </text:span><text:span text:style-name="T4">processes</text:span><text:span text:style-name="T5"> </text:span><text:span text:style-name="T7">(</text:span><text:span text:style-name="T8">Fig. 1, proposed model</text:span><text:span text:style-name="T7">). Sensory experience and behavior</text:span><text:span text:style-name="T47"> </text:span><text:span text:style-name="T7">drive</text:span><text:span text:style-name="T49"> </text:span><text:span text:style-name="T7">patterns</text:span><text:span text:style-name="T49"> </text:span><text:span text:style-name="T7">of</text:span><text:span text:style-name="T49"> </text:span><text:span text:style-name="T7">neuronal</text:span><text:span text:style-name="T49"> </text:span><text:span text:style-name="T7">activity,</text:span><text:span text:style-name="T49"> </text:span><text:span text:style-name="T7">which</text:span><text:span text:style-name="T49"> </text:span><text:span text:style-name="T7">shape</text:span><text:span text:style-name="T49"> </text:span><text:span text:style-name="T20">neuron</text:span></text:p>
      </text:section>
      <text:section text:style-name="Sect2" text:name="Section1">
        <text:p text:style-name="P63"><text:span text:style-name="T2">structure</text:span><text:span text:style-name="T50"> </text:span><text:span text:style-name="T2">and</text:span><text:span text:style-name="T50"> </text:span><text:span text:style-name="T2">functional</text:span><text:span text:style-name="T50"> </text:span><text:span text:style-name="T2">properties,</text:span><text:span text:style-name="T50"> </text:span><text:span text:style-name="T2">which</text:span><text:span text:style-name="T50"> </text:span><text:span text:style-name="T2">in</text:span><text:span text:style-name="T50"> </text:span><text:span text:style-name="T2">turn</text:span><text:span text:style-name="T50"> </text:span><text:span text:style-name="T2">reshape</text:span><text:span text:style-name="T44"> </text:span><text:span text:style-name="T2">sensitivity</text:span><text:span text:style-name="T51"> </text:span><text:span text:style-name="T2">to</text:span><text:span text:style-name="T52"> </text:span><text:span text:style-name="T2">sensory</text:span><text:span text:style-name="T52"> </text:span><text:span text:style-name="T2">inputs</text:span><text:span text:style-name="T52"> </text:span><text:span text:style-name="T2">and</text:span><text:span text:style-name="T52"> </text:span><text:span text:style-name="T2">inform</text:span><text:span text:style-name="T52"> </text:span><text:span text:style-name="T2">behavioral</text:span><text:span text:style-name="T52"> </text:span><text:span text:style-name="T18">experience</text:span></text:p>
      </text:section>
      <text:section text:style-name="Sect1" text:name="Section2">
        <text:p text:style-name="P62"><text:span text:style-name="T2">and performance</text:span><text:span text:style-name="T144">6</text:span><text:span text:style-name="T2">. To study the implications of this new conceptual model, </text:span><text:span text:style-name="T4">we plan to construct a novel</text:span><text:span text:style-name="T5"> </text:span><text:span text:style-name="T4">experimental platform in a highly evolved mammalian species to study the development of natural behaviors</text:span><text:span text:style-name="T5"> </text:span><text:span text:style-name="T4">and neural network organization and functional activity, utilizing modern technological methods and</text:span><text:span text:style-name="T5"> </text:span><text:span text:style-name="T4">computational tools.</text:span></text:p>
        <text:p text:style-name="P36"><text:span text:style-name="T2">Current understanding of the critical period derives primarily from decades of studying the visual system. In essence, there are two milestones used to describe this window. First, there is eye opening, a fundamental </text:span><text:span text:style-name="T5">binary </text:span><text:span text:style-name="T7">state transition initiating the refinement and maturation of structural (e.g. dendritic morphology and synaptic connections) and functional (e.g. spatial receptive field) properties in visual neurons. Second, there is the window of ocular dominance (OD) plasticity, first discovered by Hubel and Wiesel</text:span><text:span text:style-name="T145">7</text:span><text:span text:style-name="T147"> </text:span><text:span text:style-name="T7">in carnivores and primates and measured by artificial sensory deprivation. Even today, OD plasticity via sensory deprivation still serves as the primary method for defining and studying the visual critical period, even though deprivation produces an abnormal experience and underlies amblyopia. Critically missing from this picture are the natural milestones of visual development following eye opening and visually-guided behaviors that concurrently emerge with maturing visual circuits. To address this challenge, </text:span><text:span text:style-name="T4">we propose a first-principles</text:span><text:span text:style-name="T5"> </text:span><text:span text:style-name="T4">approach using the ferret visual system to rigorously characterize the developmental trajectory of natural</text:span><text:span text:style-name="T5"> </text:span><text:span text:style-name="T4">visually-guided</text:span><text:span text:style-name="T22"> </text:span><text:span text:style-name="T4">behaviors</text:span><text:span text:style-name="T22"> </text:span><text:span text:style-name="T4">and</text:span><text:span text:style-name="T22"> </text:span><text:span text:style-name="T4">map</text:span><text:span text:style-name="T22"> </text:span><text:span text:style-name="T4">that</text:span><text:span text:style-name="T22"> </text:span><text:span text:style-name="T4">trajectory</text:span><text:span text:style-name="T22"> </text:span><text:span text:style-name="T4">to</text:span><text:span text:style-name="T22"> </text:span><text:span text:style-name="T4">concurrent</text:span><text:span text:style-name="T22"> </text:span><text:span text:style-name="T4">maturation</text:span><text:span text:style-name="T22"> </text:span><text:span text:style-name="T4">of</text:span><text:span text:style-name="T22"> </text:span><text:span text:style-name="T4">synapses</text:span><text:span text:style-name="T22"> </text:span><text:span text:style-name="T4">and</text:span><text:span text:style-name="T22"> </text:span><text:span text:style-name="T4">cells</text:span><text:span text:style-name="T22"> </text:span><text:span text:style-name="T4">in</text:span><text:span text:style-name="T22"> </text:span><text:span text:style-name="T4">the</text:span><text:span text:style-name="T22"> </text:span><text:span text:style-name="T4">primary</text:span><text:span text:style-name="T5"> </text:span><text:span text:style-name="T4">visual cortex (V1).</text:span></text:p>
        <text:p text:style-name="P36"><text:span text:style-name="T2">The proposed studies will characterize development of visually-guided, ethologically-relevant behaviors in the ferret (</text:span><text:span text:style-name="T1">Fig. 2</text:span><text:span text:style-name="T2">). </text:span><text:span text:style-name="T4">Ferrets are the ideal model system to address this challenge.</text:span><text:span text:style-name="T5"> </text:span><text:span text:style-name="T7">Not only are they born immature</text:span><text:span text:style-name="T145">8,9</text:span><text:span text:style-name="T7">, allowing for experimental investigation weeks before eye opening, but possess advantages over both rodents and primates. Unlike rodents, their visual system has a columnar organization and is far more similar to primates</text:span><text:span text:style-name="T145">10,11</text:span><text:span text:style-name="T7">. Unlike primates, ferrets can be used in a high-throughput manner and are amenable to the application of state-of-the-art neurotechnology</text:span><text:span text:style-name="T145">12</text:span><text:span text:style-name="T7">.</text:span></text:p>
        <text:p text:style-name="P36"><text:span text:style-name="T2">In the first phase (Project 1), we will harness modern technological methods and computational tools to track</text:span><text:span text:style-name="T53"> </text:span><text:span text:style-name="T2">the</text:span><text:span text:style-name="T54"> </text:span><text:span text:style-name="T2">natural</text:span><text:span text:style-name="T55"> </text:span><text:span text:style-name="T2">development</text:span><text:span text:style-name="T54"> </text:span><text:span text:style-name="T2">of</text:span><text:span text:style-name="T55"> </text:span><text:span text:style-name="T2">visually-guided</text:span><text:span text:style-name="T54"> </text:span><text:span text:style-name="T2">behaviors,</text:span><text:span text:style-name="T55"> </text:span><text:span text:style-name="T2">kinematics,</text:span><text:span text:style-name="T54"> </text:span><text:span text:style-name="T2">and</text:span><text:span text:style-name="T55"> </text:span><text:span text:style-name="T2">eye-movements</text:span><text:span text:style-name="T54"> </text:span><text:span text:style-name="T2">in</text:span><text:span text:style-name="T55"> </text:span><text:span text:style-name="T2">ferrets.</text:span><text:span text:style-name="T54"> </text:span><text:span text:style-name="T25">Upon</text:span></text:p>
      </text:section>
      <text:p text:style-name="P40"><text:span text:style-name="T2">this foundation, we will perform manipulation experiments to test how visually-guided behaviors during the critical period depend on experience and properties of the visual system. In the second phase (Project 2), we will incorporate </text:span><text:span text:style-name="T5">in vivo </text:span><text:span text:style-name="T7">two-photon (2P) microscopy to map the structural and functional dynamics of neural networks at synaptic and cellular scale. Initially, we will follow established methods, but through a collaborative effort we will employ novel head-mounted miniature 2P</text:span><text:span text:style-name="T32"> </text:span><text:span text:style-name="T7">microscopes to visualize neural circuits </text:span><text:span text:style-name="T5">simultaneously </text:span><text:span text:style-name="T7">with the tracking of behavior and eye-movements throughout development. This proposal will produce a novel platform for studying the intersection between dynamic experience, circuit maturation, and the development of natural ethologically-relevant behaviors.</text:span></text:p>
      <text:p text:style-name="P66"/>
      <text:p text:style-name="P67"/>
      <text:section text:style-name="Sect3" text:name="Section3">
        <text:p text:style-name="P68"/>
        <text:list xml:id="list92317156392226" text:continue-numbering="true" text:style-name="WWNum1">
          <text:list-item>
            <text:list>
              <text:list-item>
                <text:p text:style-name="P75"><text:span text:style-name="T29"><text:s/></text:span><text:span text:style-name="T3">​Public Health </text:span><text:span text:style-name="T19">Relevance</text:span></text:p>
              </text:list-item>
            </text:list>
          </text:list-item>
        </text:list>
        <text:p text:style-name="P12"><text:span text:style-name="T84">Figure 2: Overview</text:span><text:span text:style-name="T87"> </text:span><text:span text:style-name="T84">of proposed</text:span><text:span text:style-name="T87"> </text:span><text:span text:style-name="T88">projects.</text:span></text:p>
      </text:section>
      <text:section text:style-name="Sect1" text:name="Section4">
        <text:p text:style-name="P35"><text:span text:style-name="T2">Visual experience during postnatal development is critical for perceptual, cognitive, and social development. Developmental disorders, such as strabismus amblyopia (affecting 2-5% of the human population</text:span><text:span text:style-name="T144">13</text:span><text:span text:style-name="T2">), remain a significant health problem and few therapeutic interventions have successfully translated from rodent research to clinical promise</text:span><text:span text:style-name="T144">14</text:span><text:span text:style-name="T2">. Other developmental disorders presenting visual deficits, such as autism spectrum disorder and schizophrenia, occur from an otherwise normal environment, however circuit disruption during experience-dependent plasticity may be an underlying cause</text:span><text:span text:style-name="T144">25</text:span><text:span text:style-name="T2">. Understanding the normal neurodevelopmental processes during the critical period can aid in the identification of potential targets for therapeutic intervention. By understanding the bidirectional nature of behavioral experience and neural dynamics during development, we can explore potential therapies in a novel framework and identify when they are most impactful. In addition, the ferret model system may offer greater insights to human visual</text:span><text:span text:style-name="T44"> </text:span><text:span text:style-name="T2">development as compared to rodents; ferrets have forward-facing eyes and possess an early visual system architecture like primates.</text:span><text:span text:style-name="T30"> </text:span><text:span text:style-name="T2">A</text:span><text:span text:style-name="T30"> </text:span><text:span text:style-name="T2">deeper understanding of the visual critical period may also open new avenues to adult plasticity, inspiring new strategies for therapy and lifelong learning.</text:span></text:p>
        <text:list xml:id="list92316966722034" text:continue-numbering="true" text:style-name="WWNum1">
          <text:list-item>
            <text:list>
              <text:list-item>
                <text:p text:style-name="P31"><text:span text:style-name="T29"><text:s/></text:span><text:span text:style-name="T3">​Project</text:span><text:span text:style-name="T19"> Objective</text:span></text:p>
              </text:list-item>
            </text:list>
          </text:list-item>
        </text:list>
        <text:p text:style-name="P37"><text:span text:style-name="T2">The goal of this proposal is to redefine the critical period of visual development by the temporal emergence of natural behaviors in ferrets and map concurrent neural dynamics at synaptic and cellular scale. The proposed experiments will shed light on the bidirectional nature of experience-dependent development. We will answer the following major questions:</text:span></text:p>
        <text:list xml:id="list92317118577312" text:continue-numbering="true" text:style-name="WWNum1">
          <text:list-item>
            <text:list>
              <text:list-item>
                <text:list>
                  <text:list-item>
                    <text:p text:style-name="P76"><text:span text:style-name="T2">How</text:span><text:span text:style-name="T18"> </text:span><text:span text:style-name="T2">do</text:span><text:span text:style-name="T30"> </text:span><text:span text:style-name="T2">visually-guided</text:span><text:span text:style-name="T30"> </text:span><text:span text:style-name="T2">behaviors</text:span><text:span text:style-name="T30"> </text:span><text:span text:style-name="T2">evolve</text:span><text:span text:style-name="T30"> </text:span><text:span text:style-name="T2">after</text:span><text:span text:style-name="T30"> </text:span><text:span text:style-name="T2">eye</text:span><text:span text:style-name="T30"> </text:span><text:span text:style-name="T18">opening?</text:span></text:p>
                  </text:list-item>
                  <text:list-item>
                    <text:p text:style-name="P77"><text:span text:style-name="T2">How</text:span><text:span text:style-name="T44"> </text:span><text:span text:style-name="T2">does</text:span><text:span text:style-name="T44"> </text:span><text:span text:style-name="T2">the</text:span><text:span text:style-name="T44"> </text:span><text:span text:style-name="T2">emergence</text:span><text:span text:style-name="T44"> </text:span><text:span text:style-name="T2">and</text:span><text:span text:style-name="T44"> </text:span><text:span text:style-name="T2">execution</text:span><text:span text:style-name="T44"> </text:span><text:span text:style-name="T2">of</text:span><text:span text:style-name="T44"> </text:span><text:span text:style-name="T2">visually-guided</text:span><text:span text:style-name="T44"> </text:span><text:span text:style-name="T2">behaviors</text:span><text:span text:style-name="T44"> </text:span><text:span text:style-name="T2">depend</text:span><text:span text:style-name="T44"> </text:span><text:span text:style-name="T2">on</text:span><text:span text:style-name="T44"> </text:span><text:span text:style-name="T2">experience</text:span><text:span text:style-name="T44"> </text:span><text:span text:style-name="T2">and concomitant changes in visual circuits?</text:span></text:p>
                  </text:list-item>
                  <text:list-item>
                    <text:p text:style-name="P78"><text:span text:style-name="T2">Do synapse populations and cellular circuits mature in lockstep with behaviors, or do they precede or</text:span><text:span text:style-name="T44"> </text:span><text:span text:style-name="T2">follow behavioral changes?</text:span></text:p>
                  </text:list-item>
                  <text:list-item>
                    <text:p text:style-name="P16"><text:span text:style-name="T2">How</text:span><text:span text:style-name="T25"> </text:span><text:span text:style-name="T2">do</text:span><text:span text:style-name="T30"> </text:span><text:span text:style-name="T2">visually-guided</text:span><text:span text:style-name="T18"> </text:span><text:span text:style-name="T2">behaviors</text:span><text:span text:style-name="T30"> </text:span><text:span text:style-name="T2">and</text:span><text:span text:style-name="T18"> </text:span><text:span text:style-name="T2">visual</text:span><text:span text:style-name="T30"> </text:span><text:span text:style-name="T2">experience</text:span><text:span text:style-name="T30"> </text:span><text:span text:style-name="T5">directly</text:span><text:span text:style-name="T13"> </text:span><text:span text:style-name="T7">drive</text:span><text:span text:style-name="T32"> </text:span><text:span text:style-name="T7">neural</text:span><text:span text:style-name="T32"> </text:span><text:span text:style-name="T20">dynamics?</text:span></text:p>
                  </text:list-item>
                </text:list>
              </text:list-item>
            </text:list>
          </text:list-item>
        </text:list>
      </text:section>
      <text:list xml:id="list92315922028399" text:continue-numbering="true" text:style-name="WWNum1">
        <text:list-item>
          <text:list>
            <text:list-item>
              <text:p text:style-name="P32"><text:span text:style-name="T57"><text:s/></text:span><text:span text:style-name="T19">Approach</text:span></text:p>
            </text:list-item>
          </text:list>
        </text:list-item>
      </text:list>
      <text:p text:style-name="P43"><text:span text:style-name="T2">As per the Funding Opportunity</text:span><text:span text:style-name="T58"> </text:span><text:span text:style-name="T2">Announcement (RFA-RM-23-005), a detailed experimental plan and extensive preliminary data are not provided. This section describes our general experimental approaches and some preliminary, unpublished data on which these projects are based.</text:span></text:p>
      <text:p text:style-name="P10"><text:span text:style-name="T9">1.4a</text:span><text:span text:style-name="T14"> </text:span><text:span text:style-name="T9">Project</text:span><text:span text:style-name="T33"> </text:span><text:span text:style-name="T9">1:</text:span><text:span text:style-name="T23"> </text:span><text:span text:style-name="T10">Characterize natural</text:span><text:span text:style-name="T24"> </text:span><text:span text:style-name="T10">behavioral</text:span><text:span text:style-name="T34"> </text:span><text:span text:style-name="T10">experience</text:span><text:span text:style-name="T34"> </text:span><text:span text:style-name="T10">during</text:span><text:span text:style-name="T34"> </text:span><text:span text:style-name="T24">development</text:span></text:p>
      <text:p text:style-name="P44"><text:span text:style-name="T5">Scientific challenge and opportunity: </text:span><text:span text:style-name="T7">The textbook definition of the critical period of visual development is</text:span><text:span text:style-name="T45"> </text:span><text:span text:style-name="T7">based on the time of eye opening and window of OD plasticity. Neither of these milestones considers the animal’s</text:span><text:span text:style-name="T20"> </text:span><text:span text:style-name="T7">ethological</text:span><text:span text:style-name="T20"> </text:span><text:span text:style-name="T7">behaviors</text:span><text:span text:style-name="T20"> </text:span><text:span text:style-name="T7">or</text:span><text:span text:style-name="T20"> </text:span><text:span text:style-name="T7">natural</text:span><text:span text:style-name="T20"> </text:span><text:span text:style-name="T7">sensory</text:span><text:span text:style-name="T20"> </text:span><text:span text:style-name="T7">experience.</text:span><text:span text:style-name="T20"> </text:span><text:span text:style-name="T7">In</text:span><text:span text:style-name="T20"> </text:span><text:span text:style-name="T7">addition,</text:span><text:span text:style-name="T20"> </text:span><text:span text:style-name="T7">neither</text:span><text:span text:style-name="T20"> </text:span><text:span text:style-name="T7">of</text:span><text:span text:style-name="T20"> </text:span><text:span text:style-name="T7">these</text:span><text:span text:style-name="T20"> </text:span><text:span text:style-name="T7">milestones</text:span><text:span text:style-name="T20"> </text:span><text:span text:style-name="T7">takes</text:span><text:span text:style-name="T20"> </text:span><text:span text:style-name="T7">into account the recurrent process of development whereby a changing, dynamic sensory experience instructs neural network dynamics, which in turn, constrain perceptual experience and behavior. To address this challenge, we will harness modern techniques and computational tools to track the natural development of visually-guided behaviors, kinematics, and eye-movements in ferrets. This project, already beginning, will</text:span><text:span text:style-name="T45"> </text:span><text:span text:style-name="T7">serve as a foundation for understanding how the perception of the world changes over time, as well as emergence of ethologically-relevant visual behaviors (e.g. navigation, head/eye orienting, and tracking simulated prey). We will then engage in manipulation experiments to test how the visually-guided behaviors during the critical period depend on experience and specific properties of neural circuits. These manipulations will help redefine the critical period window based on behavioral readouts.</text:span></text:p>
      <text:p text:style-name="P45"><text:span text:style-name="T5">Project 1 details: </text:span><text:span text:style-name="T7">To describe how visually-guided behaviors evolve after eye opening in the ferret, we will return</text:span><text:span text:style-name="T15"> </text:span><text:span text:style-name="T7">to</text:span><text:span text:style-name="T15"> </text:span><text:span text:style-name="T7">a</text:span><text:span text:style-name="T15"> </text:span><text:span text:style-name="T7">first-principles</text:span><text:span text:style-name="T15"> </text:span><text:span text:style-name="T7">approach.</text:span><text:span text:style-name="T15"> </text:span><text:span text:style-name="T7">We</text:span><text:span text:style-name="T15"> </text:span><text:span text:style-name="T7">will</text:span><text:span text:style-name="T15"> </text:span><text:span text:style-name="T7">construct</text:span><text:span text:style-name="T15"> </text:span><text:span text:style-name="T7">an</text:span><text:span text:style-name="T15"> </text:span><text:span text:style-name="T7">arena</text:span><text:span text:style-name="T15"> </text:span><text:span text:style-name="T7">(~3x3</text:span><text:span text:style-name="T15"> </text:span><text:span text:style-name="T7">m),</text:span><text:span text:style-name="T15"> </text:span><text:span text:style-name="T7">and</text:span><text:span text:style-name="T15"> </text:span><text:span text:style-name="T7">provide</text:span><text:span text:style-name="T15"> </text:span><text:span text:style-name="T7">a</text:span><text:span text:style-name="T15"> </text:span><text:span text:style-name="T7">number</text:span><text:span text:style-name="T15"> </text:span><text:span text:style-name="T7">of</text:span><text:span text:style-name="T15"> </text:span><text:span text:style-name="T7">objects</text:span><text:span text:style-name="T15"> </text:span><text:span text:style-name="T7">(e.g. balls and toys) for ferrets to interact with. High-resolution cameras to track behavior will be fitted with lenses (Nikon) to optimize pixel resolution over the arena area. This includes a depth camera (Basler Blaze) to</text:span><text:span text:style-name="T45"> </text:span><text:span text:style-name="T7">capture behaviors in 3D.</text:span><text:span text:style-name="T45"> </text:span><text:span text:style-name="T7">The walls of the arena will be transparent and computer monitors will be attached to the outside in order to display a range of stimuli (e.g. natural images, gratings, filtered noise)</text:span><text:span text:style-name="T145">15</text:span><text:span text:style-name="T7">. We will engage the visual system using a toy mouse with programmatically controlled movements and speed.</text:span></text:p>
      <text:p text:style-name="P36"><text:span text:style-name="T2">Ferrets are raised in our animal facility. Ferret kits are born and can be acclimated in the behavioral arena multiple days </text:span><text:span text:style-name="T5">before </text:span><text:span text:style-name="T7">the eyes open. Kits undergo survival surgery for implantation of headposts and/or recording chambers prior to eye opening (see below and Project 2). After acclimation, starting day 1 of eye opening, kits will be placed in the behavioral arena for 10-20 min. We will record their kinematics (i.e. body, head, tail movements) as they explore and navigate around objects placed in the arena. We will also test their ability to visually-track a toy mouse, varying the spatial position, trajectory, and speed. Ferret kits will be recorded in the behavioral arena daily or on alternating days for up to 4 weeks after eye opening, during the classic critical period window defined by ocular dominance plasticity.</text:span></text:p>
      <text:p text:style-name="P36"><text:span text:style-name="T2">DeepLabCut</text:span><text:span text:style-name="T144">16</text:span><text:span text:style-name="T149"> </text:span><text:span text:style-name="T2">will</text:span><text:span text:style-name="T18"> </text:span><text:span text:style-name="T2">be</text:span><text:span text:style-name="T18"> </text:span><text:span text:style-name="T2">used</text:span><text:span text:style-name="T18"> </text:span><text:span text:style-name="T2">to</text:span><text:span text:style-name="T18"> </text:span><text:span text:style-name="T2">track</text:span><text:span text:style-name="T18"> </text:span><text:span text:style-name="T2">the</text:span><text:span text:style-name="T18"> </text:span><text:span text:style-name="T2">position</text:span><text:span text:style-name="T18"> </text:span><text:span text:style-name="T2">of</text:span><text:span text:style-name="T18"> </text:span><text:span text:style-name="T2">different</text:span><text:span text:style-name="T18"> </text:span><text:span text:style-name="T2">components</text:span><text:span text:style-name="T18"> </text:span><text:span text:style-name="T2">of</text:span><text:span text:style-name="T18"> </text:span><text:span text:style-name="T2">each</text:span><text:span text:style-name="T18"> </text:span><text:span text:style-name="T2">animal</text:span><text:span text:style-name="T18"> </text:span><text:span text:style-name="T2">(i.e.</text:span><text:span text:style-name="T18"> </text:span><text:span text:style-name="T2">body,</text:span><text:span text:style-name="T18"> </text:span><text:span text:style-name="T2">head, tail), training models for each animal and the simulated mouse. Models will be trained across randomly sampled movie frames (total ~1000 per model) to generalize over different behaviors (i.e. volitional exploration vs. directed tracking). Models will be trained on multiple batches of data and several validation steps will be used to quantify model fits. </text:span><text:span text:style-name="T1">Pilot data from our lab of DeepLabCut- based tracking over development is shown in Figure 3.</text:span><text:span text:style-name="T28"> </text:span><text:span text:style-name="T2">Animal trajectories will be processed and analyzed (Python/Matlab). Simple computational analyses include measuring changes in an animal’s speed, acceleration, motor coordination across the head/ body, and ability of an animal to track visual objects. In addition, we will deploy novel </text:span><text:span text:style-name="T152">ethologically inspired </text:span><text:span text:style-name="T163">unbiased </text:span><text:span text:style-name="T152">strategies to identify behavioral motifs over development. Such strategies include Time-REsolved BehavioraL Embedding (TREBLE)</text:span><text:span text:style-name="T165">17</text:span><text:span text:style-name="T166"> </text:span><text:span text:style-name="T152">and Motion Sequencing (Moseq)</text:span><text:span text:style-name="T165">18</text:span><text:span text:style-name="T152">, which will uncover continuous behavioral dynamics, variation across individuals, and reveal structure in pose estimation data.</text:span></text:p>
      <text:p text:style-name="P36"><text:span text:style-name="T152">Critical to characterizing visual experience is measuring conjunctive eye-movements. To accompany behavioral recordings, we will mount eye/head tracking hardware to capture, eye-movements, the world view</text:span><text:span text:style-name="T155"> </text:span><text:span text:style-name="T152">of the animal, and the inertial forces of the animal’s head (Rosco Tech) (</text:span><text:span text:style-name="T153">Fig. 2</text:span><text:span text:style-name="T152">). We will build a custom design for this device following published methods</text:span><text:span text:style-name="T165">15,19,20</text:span><text:span text:style-name="T166"> </text:span><text:span text:style-name="T152">and guidance from our collaborator, Dr. Philip Parker (Rutgers). This device will be attached to the animal’s head via an implanted titanium D-post and the device’s hardware (cameras, IMU sensor) will be attached to a 3D printed holder that slots onto the D-post. Connected wires will be tethered above the arena and through a motorized commutator (AlphaOmega) so the animal can more freely. Eye-movement data will be processed and gaze-corrected using the world view camera. Processing and analysis of eye- and head movements will be conducted with guidance from Drs. Jacob Yates (Berkely) and Philip Parker</text:span><text:span text:style-name="T165">15,21</text:span><text:span text:style-name="T152">.</text:span></text:p>
      <text:p text:style-name="P36"><text:span text:style-name="T152">After</text:span><text:span text:style-name="T156"> </text:span><text:span text:style-name="T152">establishing</text:span><text:span text:style-name="T156"> </text:span><text:span text:style-name="T152">how</text:span><text:span text:style-name="T156"> </text:span><text:span text:style-name="T152">visually-guided</text:span><text:span text:style-name="T156"> </text:span><text:span text:style-name="T152">behaviors</text:span><text:span text:style-name="T156"> </text:span><text:span text:style-name="T152">and</text:span><text:span text:style-name="T156"> </text:span><text:span text:style-name="T152">eye-movements</text:span><text:span text:style-name="T156"> </text:span><text:span text:style-name="T152">develop</text:span><text:span text:style-name="T156"> </text:span><text:span text:style-name="T152">post</text:span><text:span text:style-name="T156"> </text:span><text:span text:style-name="T152">eye</text:span><text:span text:style-name="T156"> </text:span><text:span text:style-name="T152">opening,</text:span><text:span text:style-name="T156"> </text:span><text:span text:style-name="T152">we</text:span><text:span text:style-name="T156"> </text:span><text:span text:style-name="T152">will conduct manipulation experiments. These experiments will involve chronic and acute manipulations. Chronic manipulations</text:span><text:span text:style-name="T157"> </text:span><text:span text:style-name="T152">will</text:span><text:span text:style-name="T158"> </text:span><text:span text:style-name="T152">test</text:span><text:span text:style-name="T158"> </text:span><text:span text:style-name="T152">how</text:span><text:span text:style-name="T158"> </text:span><text:span text:style-name="T152">developmental</text:span><text:span text:style-name="T158"> </text:span><text:span text:style-name="T152">trajectories</text:span><text:span text:style-name="T158"> </text:span><text:span text:style-name="T152">depend</text:span><text:span text:style-name="T158"> </text:span><text:span text:style-name="T152">on</text:span><text:span text:style-name="T158"> </text:span><text:span text:style-name="T152">visual</text:span><text:span text:style-name="T158"> </text:span><text:span text:style-name="T152">experience.</text:span><text:span text:style-name="T159"> </text:span><text:span text:style-name="T152">Acute</text:span><text:span text:style-name="T158"> </text:span><text:span text:style-name="T152">manipulations</text:span><text:span text:style-name="T158"> </text:span><text:span text:style-name="T160">will</text:span></text:p>
      <text:p text:style-name="P17"/>
      <text:p text:style-name="P70"/>
      <text:p text:style-name="P79"><text:span text:style-name="T84">Figure 3: Visually-guided behaviors develop quickly after eye opening. </text:span><text:span text:style-name="T85">Shown are tracked points on an individual ferret recorded</text:span><text:span text:style-name="T90"> </text:span><text:span text:style-name="T85">in a behavioral arena for ~2 weeks after EO. Each plot shows movement in time over 7 seconds. In each epoch, a toy mouse is presented and moved for tracking. Immediately after EO, animals do not appear to move or follow visual cues. Two weeks later,</text:span><text:span text:style-name="T90"> </text:span><text:span text:style-name="T85">animals demonstrate accurate visually-guided tracking and chasing.</text:span></text:p>
      <text:p text:style-name="P46"><text:span text:style-name="T152">allow us to identify which specific components of the visual system are being used during behaviors (i.e. cone- vs.</text:span><text:span text:style-name="T161"> </text:span><text:span text:style-name="T152">rod-based)</text:span><text:span text:style-name="T165">22</text:span><text:span text:style-name="T152">.</text:span><text:span text:style-name="T161"> </text:span><text:span text:style-name="T152">Chronic</text:span><text:span text:style-name="T161"> </text:span><text:span text:style-name="T152">manipulations</text:span><text:span text:style-name="T161"> </text:span><text:span text:style-name="T152">will</text:span><text:span text:style-name="T161"> </text:span><text:span text:style-name="T152">be</text:span><text:span text:style-name="T161"> </text:span><text:span text:style-name="T152">conducted</text:span><text:span text:style-name="T161"> </text:span><text:span text:style-name="T152">by</text:span><text:span text:style-name="T161"> </text:span><text:span text:style-name="T152">rearing</text:span><text:span text:style-name="T161"> </text:span><text:span text:style-name="T152">animals</text:span><text:span text:style-name="T161"> </text:span><text:span text:style-name="T152">in</text:span><text:span text:style-name="T161"> </text:span><text:span text:style-name="T152">artificial</text:span><text:span text:style-name="T161"> </text:span><text:span text:style-name="T152">environments.</text:span><text:span text:style-name="T161"> </text:span><text:span text:style-name="T152">Chronic manipulations may also be initiated at difference timepoints before eye opening and during the classically- defined window of OD plasticity.</text:span><text:span text:style-name="T162"> </text:span><text:span text:style-name="T152">Acute manipulations will be conducted by changing the illumination and visual statistics of the arena. Table 1 shows proposed manipulations, duration, and specific outcomes expected.</text:span></text:p>
      <text:p text:style-name="P71"/>
      <table:table table:name="Table1" table:style-name="Table1">
        <table:table-column table:style-name="Table1.A"/>
        <table:table-row table:style-name="Table1.1">
          <table:table-cell table:style-name="Table1.A1" office:value-type="string">
            <text:p text:style-name="P83"><text:span text:style-name="T97">TABLE </text:span><text:span text:style-name="T99">1</text:span></text:p>
          </table:table-cell>
        </table:table-row>
        <table:table-row table:style-name="Table1.2">
          <table:table-cell table:style-name="Table1.A2" office:value-type="string">
            <text:p text:style-name="P84"><text:span text:style-name="T97">Manipulation</text:span><text:span text:style-name="T100"><text:tab/></text:span><text:span text:style-name="T97">Duration</text:span><text:span text:style-name="T100"><text:tab/>Expected</text:span><text:span text:style-name="T102"> </text:span><text:span text:style-name="T97">Outcome</text:span></text:p>
          </table:table-cell>
        </table:table-row>
        <table:table-row table:style-name="Table1.3">
          <table:table-cell table:style-name="Table1.A3" office:value-type="string">
            <text:p text:style-name="P85"><text:span text:style-name="T101">Dark rearing<text:tab/></text:span><text:span text:style-name="T98">Chronic</text:span><text:span text:style-name="T101"><text:tab/>Visually-guided</text:span><text:span text:style-name="T104"> </text:span><text:span text:style-name="T101">behavioral</text:span><text:span text:style-name="T104"> </text:span><text:span text:style-name="T101">trajectory</text:span><text:span text:style-name="T104"> </text:span><text:span text:style-name="T101">strongly</text:span><text:span text:style-name="T104"> </text:span><text:span text:style-name="T101">delayed</text:span><text:span text:style-name="T104"> </text:span><text:span text:style-name="T101">until</text:span><text:span text:style-name="T104"> </text:span><text:span text:style-name="T101">vision</text:span><text:span text:style-name="T104"> </text:span><text:span text:style-name="T101">onset Precocious eye opening<text:tab/></text:span><text:span text:style-name="T98">Chronic</text:span><text:span text:style-name="T101"><text:tab/>Behavioral maturation begins earlier</text:span></text:p>
            <text:p text:style-name="P86"><text:span text:style-name="T101">Monocular</text:span><text:span text:style-name="T98"> deprivation</text:span><text:span text:style-name="T101"><text:tab/></text:span><text:span text:style-name="T98">Chronic</text:span><text:span text:style-name="T101"><text:tab/>Complex</text:span><text:span text:style-name="T105"> </text:span><text:span text:style-name="T101">behavioral</text:span><text:span text:style-name="T106"> </text:span><text:span text:style-name="T101">repertoires</text:span><text:span text:style-name="T98"> </text:span><text:span text:style-name="T101">require</text:span><text:span text:style-name="T106"> </text:span><text:span text:style-name="T101">proper</text:span><text:span text:style-name="T98"> </text:span><text:span text:style-name="T101">binocular</text:span><text:span text:style-name="T106"> </text:span><text:span text:style-name="T98">vision</text:span></text:p>
            <text:p text:style-name="P87"><text:span text:style-name="T101">Spatial acuity:<text:tab/></text:span><text:span text:style-name="T98">Acute</text:span><text:span text:style-name="T101"><text:tab/>High</text:span><text:span text:style-name="T105"> </text:span><text:span text:style-name="T101">spatial</text:span><text:span text:style-name="T105"> </text:span><text:span text:style-name="T101">acuity-based</text:span><text:span text:style-name="T105"> </text:span><text:span text:style-name="T101">behaviors</text:span><text:span text:style-name="T105"> </text:span><text:span text:style-name="T101">develop</text:span><text:span text:style-name="T105"> </text:span><text:span text:style-name="T101">at</text:span><text:span text:style-name="T103"> </text:span><text:span text:style-name="T101">slower</text:span><text:span text:style-name="T105"> </text:span><text:span text:style-name="T101">rate</text:span><text:span text:style-name="T105"> </text:span><text:span text:style-name="T101">than</text:span><text:span text:style-name="T105"> </text:span><text:span text:style-name="T101">low</text:span><text:span text:style-name="T105"> </text:span><text:span text:style-name="T101">spatial</text:span><text:span text:style-name="T105"> </text:span><text:span text:style-name="T101">acuity low (M-pathway)<text:tab/></text:span><text:span text:style-name="T107"> </text:span><text:span text:style-name="T98">Chronic</text:span><text:span text:style-name="T101"><text:tab/></text:span><text:span text:style-name="T108"> </text:span><text:span text:style-name="T101">Natural spatial frequencies (1/f) are required for emergence of natural behaviors vs. high (P-pathway)</text:span></text:p>
            <text:p text:style-name="P88"><text:span text:style-name="T101">Luminance levels:<text:tab/></text:span><text:span text:style-name="T109"> </text:span><text:span text:style-name="T101">Acute<text:tab/>Rod-photoreceptor based behaviors develop at slower rate than cone based scotopic (M-pathway)<text:tab/></text:span><text:span text:style-name="T98">Chronic</text:span><text:span text:style-name="T101"><text:tab/>Eye-movement</text:span><text:span text:style-name="T103"> </text:span><text:span text:style-name="T101">statistics</text:span><text:span text:style-name="T105"> </text:span><text:span text:style-name="T101">and</text:span><text:span text:style-name="T105"> </text:span><text:span text:style-name="T101">behavior</text:span><text:span text:style-name="T105"> </text:span><text:span text:style-name="T101">emergence</text:span><text:span text:style-name="T105"> </text:span><text:span text:style-name="T101">depend</text:span><text:span text:style-name="T105"> </text:span><text:span text:style-name="T101">on</text:span><text:span text:style-name="T105"> </text:span><text:span text:style-name="T101">visual</text:span><text:span text:style-name="T105"> </text:span><text:span text:style-name="T101">pathway</text:span><text:span text:style-name="T105"> </text:span><text:span text:style-name="T101">driven vs. photopic (P-pathway)</text:span></text:p>
            <text:p text:style-name="P89"><text:span text:style-name="T101">Color wavelength<text:tab/></text:span><text:span text:style-name="T98">Acute</text:span><text:span text:style-name="T101"><text:tab/><text:tab/>L-cone</text:span><text:span text:style-name="T110"> </text:span><text:span text:style-name="T101">(558nm),</text:span><text:span text:style-name="T105"> </text:span><text:span text:style-name="T101">S-cone</text:span><text:span text:style-name="T110"> </text:span><text:span text:style-name="T101">(430nm),</text:span><text:span text:style-name="T105"> </text:span><text:span text:style-name="T101">and</text:span><text:span text:style-name="T110"> </text:span><text:span text:style-name="T101">rod</text:span><text:span text:style-name="T110"> </text:span><text:span text:style-name="T101">(505nm)</text:span><text:span text:style-name="T110"> </text:span><text:span text:style-name="T101">based</text:span><text:span text:style-name="T110"> </text:span><text:span text:style-name="T101">behaviors</text:span><text:span text:style-name="T110"> </text:span><text:span text:style-name="T101">develop</text:span><text:span text:style-name="T110"> </text:span><text:span text:style-name="T101">at</text:span><text:span text:style-name="T105"> </text:span><text:span text:style-name="T101">different</text:span><text:span text:style-name="T105"> </text:span><text:span text:style-name="T101">rates Reverse motion training.</text:span><text:span text:style-name="T111"> </text:span><text:span text:style-name="T101">Chronic<text:tab/>Signals from locomotion-driven optic flow shape emergence of visually-guided behaviors</text:span></text:p>
          </table:table-cell>
        </table:table-row>
      </table:table>
      <text:p text:style-name="P69"/>
      <text:p text:style-name="P39"><text:span text:style-name="T5">Project 1 expected results: </text:span><text:span text:style-name="T8">Pilot data collected in our lab shows innate and directed behaviors are quickly emerge in ferrets after eye opening </text:span><text:span text:style-name="T7">(</text:span><text:span text:style-name="T8">Figs. 3 &amp; 4</text:span><text:span text:style-name="T7">). Around 4 days post eye opening, animal locomotion speed and acceleration are increase. Surprisingly, animals </text:span><text:span text:style-name="T8">reach adult-levels after ~2 weeks of vision</text:span><text:span text:style-name="T7">. As expected, we observed coordination in motor movements: the angles of head and body velocity vectors</text:span><text:span text:style-name="T59"> </text:span><text:span text:style-name="T7">became</text:span><text:span text:style-name="T56"> </text:span><text:span text:style-name="T7">more</text:span><text:span text:style-name="T56"> </text:span><text:span text:style-name="T7">similar</text:span><text:span text:style-name="T56"> </text:span><text:span text:style-name="T7">as</text:span><text:span text:style-name="T60"> </text:span><text:span text:style-name="T7">animal’s</text:span><text:span text:style-name="T56"> </text:span><text:span text:style-name="T7">make</text:span><text:span text:style-name="T56"> </text:span><text:span text:style-name="T7">coordinated</text:span><text:span text:style-name="T56"> </text:span><text:span text:style-name="T7">head-body</text:span><text:span text:style-name="T60"> </text:span><text:span text:style-name="T7">movements.</text:span><text:span text:style-name="T56"> </text:span><text:span text:style-name="T7">We</text:span><text:span text:style-name="T56"> </text:span><text:span text:style-name="T7">observed</text:span><text:span text:style-name="T56"> </text:span><text:span text:style-name="T20">enhanced</text:span></text:p>
      <text:section text:style-name="Sect4" text:name="Section5">
        <text:p text:style-name="P49"><text:span text:style-name="T2">visual tracking of the simulated prey mouse (</text:span><text:span text:style-name="T1">Fig. 3</text:span><text:span text:style-name="T2">), evident by animals beginning to track and chase the toy after ~1 week and increased complexity in trajectories. Quantitative analysis (</text:span><text:span text:style-name="T1">Fig. 4</text:span><text:span text:style-name="T2">, </text:span><text:span text:style-name="T5">bottom right</text:span><text:span text:style-name="T7">) demonstrated animals progressively getting better at tracking. Overall, we expect (and observed) motor and visual behaviors to emerge progressively. While we</text:span><text:span text:style-name="T45"> </text:span><text:span text:style-name="T7">have not recorded eye-movements, we expect eye-movement statistics and head movements to progressively change after eye opening as brain circuits mature (like humans and primates)</text:span><text:span text:style-name="T145">6</text:span><text:span text:style-name="T7">. Specifically, we </text:span><text:span text:style-name="T35">hypothesize </text:span><text:span text:style-name="T7">that </text:span><text:span text:style-name="T39">saccade </text:span><text:span text:style-name="T7">amplitude will increase, saccade frequency will increase as acuity is enhanced, saccade latency will decrease, any head-eye fixation will become more stabilized, and the oculomotor system will</text:span><text:span text:style-name="T45"> </text:span><text:span text:style-name="T7">be refined. As we propose to conduct many manipulations, the type and expected outcome are outline in</text:span><text:span text:style-name="T15"> </text:span><text:span text:style-name="T7">Table 1. We expect each of these to produce exciting and novel behavioral readouts. For example, monocular deprivation has never been studied dynamically or behaviorally, but is expected to produce profound hinderances in complex visual behaviors.</text:span></text:p>
        <text:p text:style-name="P50"><text:span text:style-name="T5">Project 1 limitations and alternative approaches: </text:span><text:span text:style-name="T7">High-risk, explorative experiments accompany a number</text:span><text:span text:style-name="T61"> </text:span><text:span text:style-name="T7">of</text:span><text:span text:style-name="T62"> </text:span><text:span text:style-name="T7">unforeseen</text:span><text:span text:style-name="T63"> </text:span><text:span text:style-name="T7">variables.</text:span><text:span text:style-name="T62"> </text:span><text:span text:style-name="T7">(1)</text:span><text:span text:style-name="T62"> </text:span><text:span text:style-name="T7">We</text:span><text:span text:style-name="T63"> </text:span><text:span text:style-name="T20">cannot</text:span></text:p>
        <text:p text:style-name="P72"/>
        <text:p text:style-name="P18"/>
        <text:p text:style-name="P80"><text:span text:style-name="T84">Figure</text:span><text:span text:style-name="T91"> </text:span><text:span text:style-name="T84">4:</text:span><text:span text:style-name="T91"> </text:span><text:span text:style-name="T84">Ferret</text:span><text:span text:style-name="T91"> </text:span><text:span text:style-name="T84">locomotion,</text:span><text:span text:style-name="T91"> </text:span><text:span text:style-name="T84">motor</text:span><text:span text:style-name="T91"> </text:span><text:span text:style-name="T84">coordination,</text:span><text:span text:style-name="T91"> </text:span><text:span text:style-name="T84">and</text:span><text:span text:style-name="T91"> </text:span><text:span text:style-name="T84">visually- guided behaviors mature quickly after eye opening.</text:span></text:p>
      </text:section>
      <text:section text:style-name="Sect1" text:name="Section6">
        <text:p text:style-name="P47"><text:span text:style-name="T2">predict the temporal resolution (hourly, daily, weekly) required to capture the emergence of visually-guided behaviors. We may need to collect data for several weeks after eye opening or make multiple measurements daily around particularly sensitive period. (2) It is not clear how much developmental variation there will be between animals, but will be able to use computational tools</text:span><text:span text:style-name="T144">17,18</text:span><text:span text:style-name="T150"> </text:span><text:span text:style-name="T2">to quantify this variation, novel and interesting in itself. (3) Eye-movement statistics may be difficult to measure and the exact designs described</text:span><text:span text:style-name="T44"> </text:span><text:span text:style-name="T2">previously</text:span><text:span text:style-name="T144">15,19</text:span><text:span text:style-name="T148"> </text:span><text:span text:style-name="T2">may not work for ferrets. Thus, we plan to construct several different designs and create a ‘dummy’ apparatus to acclimate animals to the device. Notably, as ferret kits are 10x larger than a mouse (~200-400g) and have particularly strong neck muscles, we believe there will be greater flexibility in design choice. (4) Simulated prey (i.e. toy mouse) shows promise but may not drive sufficient naturalistic behaviors or be able to be moved in a reliable, naturalistic manner. If this is the case, we can use a</text:span></text:p>
        <text:p text:style-name="P51"><text:span text:style-name="T2">real prey (i.e. crickets)</text:span><text:span text:style-name="T144">23</text:span><text:span text:style-name="T148"> </text:span><text:span text:style-name="T2">and look for inspiration from wild ferret species. (5) A redefinition of the visual critical period in terms of behaviorally-driven experience may not be a straightforward endeavor. Likely, this is a complicated process involving multiple developmental windows and recurrent interactions. While this poses a gap between our proposed conceptual framework and project, we hope these initial experiments will provide a foundation and can bring collaborators to help apply</text:span><text:span text:style-name="T44"> </text:span><text:span text:style-name="T2">effective computational analysis to unravel the dynamics. (6) Another conceptual limitation is a lack of consideration of underlying molecular changes which are proposed to gate OD plasticity in rodents</text:span><text:span text:style-name="T144">24,25</text:span><text:span text:style-name="T2">. It is possible that visually-guided behaviors mature following the release of ‘molecular breaks’ or inhibitory interneuron maturation. While some proposed manipulation experiments may test this possibility (Table 1), more direct tests will require optogenetic or chemogenetic manipulation </text:span><text:span text:style-name="T18">experiments.</text:span></text:p>
        <text:p text:style-name="P52"><text:span text:style-name="T5">Project 1 future directions: </text:span><text:span text:style-name="T7">After completing initial experiments, there are many directions we are considering to enhance behavioral readouts and manipulation of visual experience. We plan to incorporate time-of-flight cameras to capture behaviors</text:span><text:span text:style-name="T45"> </text:span><text:span text:style-name="T7">in 3D (Basler Blaze; </text:span><text:span text:style-name="T8">Fig. 5</text:span><text:span text:style-name="T7">) and bolster data for extracting motifs. We would like to incorporate</text:span><text:span text:style-name="T20"> </text:span><text:span text:style-name="T7">an</text:span><text:span text:style-name="T64"> </text:span><text:span text:style-name="T7">overhead</text:span><text:span text:style-name="T64"> </text:span><text:span text:style-name="T7">projector</text:span><text:span text:style-name="T64"> </text:span><text:span text:style-name="T7">illumination</text:span><text:span text:style-name="T64"> </text:span><text:span text:style-name="T7">system</text:span><text:span text:style-name="T64"> </text:span><text:span text:style-name="T7">to</text:span><text:span text:style-name="T64"> </text:span><text:span text:style-name="T7">create</text:span><text:span text:style-name="T64"> </text:span><text:span text:style-name="T7">visual</text:span><text:span text:style-name="T64"> </text:span><text:span text:style-name="T7">stimuli</text:span><text:span text:style-name="T64"> </text:span><text:span text:style-name="T7">or</text:span><text:span text:style-name="T64"> </text:span><text:span text:style-name="T20">illusory</text:span></text:p>
      </text:section>
      <text:section text:style-name="Sect5" text:name="Section7">
        <text:p text:style-name="P65"><text:span text:style-name="T2">objects/prey</text:span><text:span text:style-name="T30"> </text:span><text:span text:style-name="T2">in</text:span><text:span text:style-name="T30"> </text:span><text:span text:style-name="T2">real-time.</text:span><text:span text:style-name="T30"> </text:span><text:span text:style-name="T2">Once</text:span><text:span text:style-name="T30"> </text:span><text:span text:style-name="T2">we</text:span><text:span text:style-name="T30"> </text:span><text:span text:style-name="T2">collect</text:span><text:span text:style-name="T30"> </text:span><text:span text:style-name="T2">robust</text:span><text:span text:style-name="T30"> </text:span><text:span text:style-name="T2">visual-tracking</text:span><text:span text:style-name="T30"> </text:span><text:span text:style-name="T2">data,</text:span><text:span text:style-name="T30"> </text:span><text:span text:style-name="T2">we</text:span><text:span text:style-name="T30"> </text:span><text:span text:style-name="T2">plan</text:span><text:span text:style-name="T30"> </text:span><text:span text:style-name="T2">to</text:span><text:span text:style-name="T30"> </text:span><text:span text:style-name="T2">extract quantitative</text:span><text:span text:style-name="T65"> </text:span><text:span text:style-name="T2">temporal,</text:span><text:span text:style-name="T66"> </text:span><text:span text:style-name="T2">behavior</text:span><text:span text:style-name="T65"> </text:span><text:span text:style-name="T2">kernels</text:span><text:span text:style-name="T66"> </text:span><text:span text:style-name="T2">as</text:span><text:span text:style-name="T66"> </text:span><text:span text:style-name="T2">used</text:span><text:span text:style-name="T65"> </text:span><text:span text:style-name="T2">for</text:span><text:span text:style-name="T66"> </text:span><text:span text:style-name="T2">human</text:span><text:span text:style-name="T65"> </text:span><text:span text:style-name="T2">psychophysics</text:span><text:span text:style-name="T144">26</text:span><text:span text:style-name="T2">.</text:span><text:span text:style-name="T66"> </text:span><text:span text:style-name="T2">Finally,</text:span><text:span text:style-name="T66"> </text:span><text:span text:style-name="T27">as</text:span></text:p>
        <text:p text:style-name="P81"><text:span text:style-name="T84">Figure 5: Ferret movements</text:span><text:span text:style-name="T87"> </text:span><text:span text:style-name="T84">in</text:span><text:span text:style-name="T87"> </text:span><text:span text:style-name="T92">3D</text:span></text:p>
      </text:section>
      <text:p text:style-name="P41"><text:span text:style-name="T2">mentioned above, there are several possible manipulations to conduct. We would like to test the role of ON/ OFF pathways with APB retinal injections to suppress the ON pathway, the functional role of the lateral geniculate nucleus and primary visual cortex with acute optogenetic or chemogenetic inactivation, and eventually incorporate the ability to disrupt the expression of signaling molecules or postsynaptic receptors important for neural plasticity (e.g. CaMKII and NMDA receptors).</text:span></text:p>
      <text:list xml:id="list3829399150" text:style-name="WWNum2">
        <text:list-item>
          <text:list>
            <text:list-item>
              <text:p text:style-name="P11"><text:span text:style-name="T21"/></text:p>
            </text:list-item>
            <text:list-item>
              <text:p text:style-name="P33"><text:span text:style-name="T3"><text:s/>​Rigor and </text:span><text:span text:style-name="T19">Reproducibility</text:span></text:p>
            </text:list-item>
          </text:list>
        </text:list-item>
      </text:list>
      <text:p text:style-name="P37"><text:span text:style-name="T2">Our lab maintains high scientific rigor, includes male and female subjects in all experiments, blinds experimenters for analyses when necessary, and uses appropriate, robust statistical analyses. A key tenet of the lab is reproducibility: we strive for reproducibility in experiments or data analyses both within the lab and with collaborating labs. Power analyses will be used to determine sample sizes for each experiment, but we expect effect sizes to differ across experiments. We will continue to record from both males and females, testing for any potential sex differences in behavioral development. Rigorous controls for all experiments will</text:span><text:span text:style-name="T44"> </text:span><text:span text:style-name="T2">be performed as previously described</text:span><text:span text:style-name="T144">12,15,21,29,32</text:span><text:span text:style-name="T2">. Statistical analyses will be performed in Matlab and Python using available packages and custom code. The type of statistical analyses chosen will depend on properties</text:span><text:span text:style-name="T44"> </text:span><text:span text:style-name="T2">of the data (e.g. normally distributed, circular variables) and based on the specific hypothesis being tested (i.e. linear regression vs. principal components analysis). Typically, data we collect requires nonparametric analyses. To ensure proper statistical analyses we will consult with our expert collaborators (Drs. Jacob Yates and Philip Parker) and members of the Computational Neuroscience Initiative at University of Pennsylvania.</text:span></text:p>
      <text:list xml:id="list92315521972316" text:continue-list="list92315922028399" text:style-name="WWNum1">
        <text:list-item>
          <text:p text:style-name="P8"><text:span text:style-name="T17">Innovations</text:span></text:p>
        </text:list-item>
      </text:list>
      <text:list xml:id="list2678846900" text:style-name="WWNum3">
        <text:list-item>
          <text:p text:style-name="P57"><text:span text:style-name="T8">Innovation 1 (conceptual): </text:span><text:span text:style-name="T7">We will redefine the critical period of visual development as a recurrent process. Venturing into new territory, we will consider how the visual experience changes after eye opening and describe the critical period in terms of naturally emerging behaviors. This fresh perspective can lead to the identification of novel developmental milestones for linking to synaptic and cellular plasticity.</text:span></text:p>
        </text:list-item>
        <text:list-item>
          <text:p text:style-name="P96"><text:span text:style-name="T8">Innovation 2 (experimental): </text:span><text:span text:style-name="T7">Project 1 proposed experiments are unique and will produce first-of-a-kind datasets on the developing behaviors and visual experience (i.e. ferret head and eye-movements). These data will be invaluable for the field of neuroscience. Moreover, these datasets will not only contain observations, but also perturbation experiments manipulating sensory experience and the early visual system. This will provide novel behavioral readouts of sensory and circuit manipulations.</text:span></text:p>
        </text:list-item>
        <text:list-item>
          <text:p text:style-name="P97"><text:span text:style-name="T8">Innovation 3 (analytical): </text:span><text:span text:style-name="T7">We will apply state-of-the art computational methods (i.e. DeepLabCut, </text:span><text:span text:style-name="T154">TREBLE</text:span><text:span text:style-name="T164">, MoSeq) to analyze behavioral data from individual developing ferrets. Not only will this be the first time these methods are applied to a mammalian developmental model, but they will reveal rich behavioral repertoires.</text:span></text:p>
          <text:p text:style-name="P97"><text:span text:style-name="T125"/></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rame_20_contents" style:display-name="Frame contents" style:family="paragraph" style:parent-style-name="Standard" style:class="extra"/>
    <style:style style:name="ListLabel_20_1" style:display-name="ListLabel 1" style:family="text">
      <style:text-properties style:font-name="Arial" fo:font-family="Arial" style:font-family-generic="roman" style:font-pitch="variable" fo:font-size="7.5pt" fo:font-weight="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rial" fo:font-family="Arial" style:font-family-generic="roman" style:font-pitch="variable" fo:font-size="11pt" fo:font-weight="normal"/>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rial" fo:font-family="Arial" style:font-family-generic="roman" style:font-pitch="variable" fo:font-size="11pt" fo:font-weight="normal"/>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rial" fo:font-family="Arial" style:font-family-generic="roman" style:font-pitch="variable" fo:font-size="11pt" fo:font-weight="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rial" fo:font-family="Arial" style:font-family-generic="roman" style:font-pitch="variable" fo:font-size="11pt" fo:font-weight="bold"/>
    </style:style>
    <style:style style:name="ListLabel_20_38" style:display-name="ListLabel 38" style:family="text">
      <style:text-properties style:font-name="Arial" fo:font-family="Arial" style:font-family-generic="roman" style:font-pitch="variable" fo:font-size="11pt" fo:font-weight="normal"/>
    </style:style>
    <style:style style:name="ListLabel_20_39" style:display-name="ListLabel 39" style:family="text">
      <style:text-properties style:font-name="Arial" fo:font-family="Arial" style:font-family-generic="roman" style:font-pitch="variable" fo:font-size="11pt" fo:font-weight="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1" loext:num-list-format="%1%." style:num-suffix="." style:num-format="1">
        <style:list-level-properties text:list-level-position-and-space-mode="label-alignment">
          <style:list-level-label-alignment text:label-followed-by="listtab" fo:text-indent="-0.1161in" fo:margin-left="0.1846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1161in" fo:margin-left="0.928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161in" fo:margin-left="1.6752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161in" fo:margin-left="2.42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161in" fo:margin-left="3.1693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161in" fo:margin-left="3.916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161in" fo:margin-left="4.6638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161in" fo:margin-left="5.411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161in" fo:margin-left="6.15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loext:num-list-format="(%1%)" style:num-prefix="(" style:num-suffix=")" style:num-format="a" style:num-letter-sync="true">
        <style:list-level-properties text:list-level-position-and-space-mode="label-alignment">
          <style:list-level-label-alignment text:label-followed-by="listtab" fo:text-indent="-0.2429in" fo:margin-left="0.0693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2429in" fo:margin-left="0.828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429in" fo:margin-left="1.5862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429in" fo:margin-left="2.344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429in" fo:margin-left="3.1028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429in" fo:margin-left="3.861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429in" fo:margin-left="4.6193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429in" fo:margin-left="5.378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429in" fo:margin-left="6.136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252in" fo:margin-left="0.194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252in" fo:margin-left="0.9402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252in" fo:margin-left="1.6862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252in" fo:margin-left="2.4319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252in" fo:margin-left="3.178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252in" fo:margin-left="3.9236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252in" fo:margin-left="4.6693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252in" fo:margin-left="5.415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252in" fo:margin-left="6.16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8" loext:num-list-format="%1%" style:num-format="1">
        <style:list-level-properties text:list-level-position-and-space-mode="label-alignment">
          <style:list-level-label-alignment text:label-followed-by="listtab" fo:text-indent="-0.2134in" fo:margin-left="0.2819in"/>
        </style:list-level-properties>
      </text:list-level-style-number>
      <text:list-level-style-number text:level="2" text:style-name="ListLabel_20_29" loext:num-list-format="%1%.%2%" style:num-format="1" text:start-value="4" text:display-levels="2">
        <style:list-level-properties text:list-level-position-and-space-mode="label-alignment">
          <style:list-level-label-alignment text:label-followed-by="listtab" fo:text-indent="-0.2134in" fo:margin-left="0.2819in"/>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2134in" fo:margin-left="1.7528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134in" fo:margin-left="2.490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134in" fo:margin-left="3.228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134in" fo:margin-left="3.9654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134in" fo:margin-left="4.7028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134in" fo:margin-left="5.4402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134in" fo:margin-left="6.17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37" loext:num-list-format="%1%." style:num-suffix="." style:num-format="1">
        <style:list-level-properties text:list-level-position-and-space-mode="label-alignment">
          <style:list-level-label-alignment text:label-followed-by="listtab" fo:text-indent="-0.1701in" fo:margin-left="0.239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2547in" fo:margin-left="0.3236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25in" fo:margin-left="0.5693in"/>
        </style:list-level-properties>
        <style:text-properties style:font-name="Aria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4547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3402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256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111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996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881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307in" fo:margin-bottom="0.1945in" fo:margin-left="0.4307in" fo:margin-right="0.41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307in" fo:margin-bottom="0.1945in" fo:margin-left="0.4307in" fo:margin-right="0.4165in" style:writing-mode="lr-tb" style:layout-grid-color="#c0c0c0" style:layout-grid-lines="2635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972in" fo:margin-bottom="0.1945in" fo:margin-left="0.4307in" fo:margin-right="0.4165in" style:writing-mode="lr-tb" style:layout-grid-color="#c0c0c0" style:layout-grid-lines="259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1945in" fo:margin-left="0.4307in" fo:margin-right="0.4165in" style:writing-mode="lr-tb" style:layout-grid-color="#c0c0c0" style:layout-grid-lines="2575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7T18:26:00</meta:creation-date>
    <dc:date>2024-01-01T09:23:14.989000000</dc:date>
    <dc:title>Scholl_RESEARCH_STRATEGY_FINAL</dc:title>
    <meta:editing-duration>PT3M47S</meta:editing-duration>
    <meta:editing-cycles>1</meta:editing-cycles>
    <meta:document-statistic meta:table-count="1" meta:image-count="0" meta:object-count="0" meta:page-count="6" meta:paragraph-count="55" meta:word-count="3300" meta:character-count="23243" meta:non-whitespace-character-count="19998"/>
    <meta:generator>LibreOffice/7.3.0.3$Windows_X86_64 LibreOffice_project/0f246aa12d0eee4a0f7adcefbf7c878fc2238db3</meta:generator>
    <meta:user-defined meta:name="Creator">Pages</meta:user-defined>
    <meta:user-defined meta:name="Producer">macOS Version 13.1 (Build 22C65) Quartz PDFContext</meta:user-defined>
  </office:meta>
</office:document-meta>
</file>